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28cm" draw:marker-end="Arrowheads_20_1" draw:marker-end-width="0.3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28cm" draw:marker-end-width="0.0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1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2.07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6.81cm" fo:min-width="0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1.596cm" fo:min-width="0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solid" svg:stroke-width="0.049cm" svg:stroke-color="#ff0000" draw:marker-start-width="0.273cm" draw:marker-end-width="0.273cm" draw:fill="none" draw:fill-color="#ffffff" fo:min-height="0.319cm" fo:padding-top="0.149cm" fo:padding-bottom="0.149cm" fo:padding-left="0.274cm" fo:padding-right="0.2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8pt" fo:font-weight="normal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font-weight="normal" style:font-size-asian="8pt" style:font-weight-asian="normal" style:font-size-complex="8pt" style:font-weight-complex="normal"/>
    </style:style>
    <style:style style:name="T2" style:family="text">
      <style:text-properties fo:font-size="8pt" fo:font-weight="normal" fo:background-color="transparent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cm" svg:y1="4cm" svg:x2="10cm" svg:y2="4cm">
          <text:p/>
        </draw:line>
        <draw:line draw:style-name="gr2" draw:text-style-name="P1" draw:layer="layout" svg:x1="3cm" svg:y1="3.75cm" svg:x2="3cm" svg:y2="4.25cm">
          <text:p/>
        </draw:line>
        <draw:line draw:style-name="gr2" draw:text-style-name="P1" draw:layer="layout" svg:x1="2.5cm" svg:y1="3.75cm" svg:x2="2.5cm" svg:y2="4.25cm">
          <text:p/>
        </draw:line>
        <draw:line draw:style-name="gr2" draw:text-style-name="P1" draw:layer="layout" svg:x1="3.5cm" svg:y1="3.75cm" svg:x2="3.5cm" svg:y2="4.25cm">
          <text:p/>
        </draw:line>
        <draw:line draw:style-name="gr2" draw:text-style-name="P1" draw:layer="layout" svg:x1="4cm" svg:y1="3.75cm" svg:x2="4cm" svg:y2="4.25cm">
          <text:p/>
        </draw:line>
        <draw:line draw:style-name="gr2" draw:text-style-name="P1" draw:layer="layout" svg:x1="5.5cm" svg:y1="3.75cm" svg:x2="5.5cm" svg:y2="4.25cm">
          <text:p/>
        </draw:line>
        <draw:line draw:style-name="gr2" draw:text-style-name="P1" draw:layer="layout" svg:x1="5cm" svg:y1="3.75cm" svg:x2="5cm" svg:y2="4.25cm">
          <text:p/>
        </draw:line>
        <draw:line draw:style-name="gr2" draw:text-style-name="P1" draw:layer="layout" svg:x1="6cm" svg:y1="3.75cm" svg:x2="6cm" svg:y2="4.25cm">
          <text:p/>
        </draw:line>
        <draw:line draw:style-name="gr2" draw:text-style-name="P1" draw:layer="layout" svg:x1="6.5cm" svg:y1="3.75cm" svg:x2="6.5cm" svg:y2="4.25cm">
          <text:p/>
        </draw:line>
        <draw:line draw:style-name="gr2" draw:text-style-name="P1" draw:layer="layout" svg:x1="8cm" svg:y1="3.75cm" svg:x2="8cm" svg:y2="4.25cm">
          <text:p/>
        </draw:line>
        <draw:line draw:style-name="gr2" draw:text-style-name="P1" draw:layer="layout" svg:x1="7.5cm" svg:y1="3.75cm" svg:x2="7.5cm" svg:y2="4.25cm">
          <text:p/>
        </draw:line>
        <draw:line draw:style-name="gr2" draw:text-style-name="P1" draw:layer="layout" svg:x1="8.5cm" svg:y1="3.75cm" svg:x2="8.5cm" svg:y2="4.25cm">
          <text:p/>
        </draw:line>
        <draw:line draw:style-name="gr2" draw:text-style-name="P1" draw:layer="layout" svg:x1="9cm" svg:y1="3.75cm" svg:x2="9cm" svg:y2="4.25cm">
          <text:p/>
        </draw:line>
        <draw:line draw:style-name="gr2" draw:text-style-name="P1" draw:layer="layout" svg:x1="9.5cm" svg:y1="3.25cm" svg:x2="9.5cm" svg:y2="4.25cm">
          <text:p/>
        </draw:line>
        <draw:line draw:style-name="gr2" draw:text-style-name="P1" draw:layer="layout" svg:x1="4.5cm" svg:y1="3.25cm" svg:x2="4.5cm" svg:y2="4.25cm">
          <text:p/>
        </draw:line>
        <draw:line draw:style-name="gr2" draw:text-style-name="P1" draw:layer="layout" svg:x1="7cm" svg:y1="3.25cm" svg:x2="7cm" svg:y2="4.25cm">
          <text:p/>
        </draw:line>
        <draw:line draw:style-name="gr2" draw:text-style-name="P1" draw:layer="layout" svg:x1="2cm" svg:y1="3.25cm" svg:x2="2cm" svg:y2="4.25cm">
          <text:p/>
        </draw:line>
        <draw:custom-shape draw:style-name="gr3" draw:text-style-name="P1" draw:layer="layout" svg:width="0.75cm" svg:height="2.5cm" draw:transform="rotate (-1.5707963267949) translate (6.75cm 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12cm" svg:y1="27cm" svg:x2="20cm" svg:y2="27cm">
          <text:p/>
        </draw:line>
        <draw:line draw:style-name="gr2" draw:text-style-name="P1" draw:layer="layout" svg:x1="13cm" svg:y1="26.75cm" svg:x2="13cm" svg:y2="27.25cm">
          <text:p/>
        </draw:line>
        <draw:line draw:style-name="gr2" draw:text-style-name="P1" draw:layer="layout" svg:x1="12.5cm" svg:y1="26.75cm" svg:x2="12.5cm" svg:y2="27.25cm">
          <text:p/>
        </draw:line>
        <draw:line draw:style-name="gr2" draw:text-style-name="P1" draw:layer="layout" svg:x1="13.5cm" svg:y1="26.75cm" svg:x2="13.5cm" svg:y2="27.25cm">
          <text:p/>
        </draw:line>
        <draw:line draw:style-name="gr2" draw:text-style-name="P1" draw:layer="layout" svg:x1="14cm" svg:y1="26.75cm" svg:x2="14cm" svg:y2="27.25cm">
          <text:p/>
        </draw:line>
        <draw:line draw:style-name="gr2" draw:text-style-name="P1" draw:layer="layout" svg:x1="15.5cm" svg:y1="26.75cm" svg:x2="15.5cm" svg:y2="27.25cm">
          <text:p/>
        </draw:line>
        <draw:line draw:style-name="gr2" draw:text-style-name="P1" draw:layer="layout" svg:x1="15cm" svg:y1="26.75cm" svg:x2="15cm" svg:y2="27.25cm">
          <text:p/>
        </draw:line>
        <draw:line draw:style-name="gr2" draw:text-style-name="P1" draw:layer="layout" svg:x1="16cm" svg:y1="26.75cm" svg:x2="16cm" svg:y2="27.25cm">
          <text:p/>
        </draw:line>
        <draw:line draw:style-name="gr2" draw:text-style-name="P1" draw:layer="layout" svg:x1="16.5cm" svg:y1="26.75cm" svg:x2="16.5cm" svg:y2="27.25cm">
          <text:p/>
        </draw:line>
        <draw:line draw:style-name="gr2" draw:text-style-name="P1" draw:layer="layout" svg:x1="18cm" svg:y1="26.75cm" svg:x2="18cm" svg:y2="27.25cm">
          <text:p/>
        </draw:line>
        <draw:line draw:style-name="gr2" draw:text-style-name="P1" draw:layer="layout" svg:x1="17.5cm" svg:y1="26.75cm" svg:x2="17.5cm" svg:y2="27.25cm">
          <text:p/>
        </draw:line>
        <draw:line draw:style-name="gr2" draw:text-style-name="P1" draw:layer="layout" svg:x1="18.5cm" svg:y1="26.75cm" svg:x2="18.5cm" svg:y2="27.25cm">
          <text:p/>
        </draw:line>
        <draw:line draw:style-name="gr2" draw:text-style-name="P1" draw:layer="layout" svg:x1="19cm" svg:y1="26.75cm" svg:x2="19cm" svg:y2="27.25cm">
          <text:p/>
        </draw:line>
        <draw:line draw:style-name="gr2" draw:text-style-name="P1" draw:layer="layout" svg:x1="19.5cm" svg:y1="26.25cm" svg:x2="19.5cm" svg:y2="27.25cm">
          <text:p/>
        </draw:line>
        <draw:line draw:style-name="gr2" draw:text-style-name="P1" draw:layer="layout" svg:x1="14.5cm" svg:y1="26.25cm" svg:x2="14.5cm" svg:y2="27.25cm">
          <text:p/>
        </draw:line>
        <draw:line draw:style-name="gr2" draw:text-style-name="P1" draw:layer="layout" svg:x1="17cm" svg:y1="26.25cm" svg:x2="17cm" svg:y2="27.25cm">
          <text:p/>
        </draw:line>
        <draw:line draw:style-name="gr2" draw:text-style-name="P1" draw:layer="layout" svg:x1="12cm" svg:y1="26.25cm" svg:x2="12cm" svg:y2="27.25cm">
          <text:p/>
        </draw:line>
        <draw:custom-shape draw:style-name="gr4" draw:text-style-name="P1" draw:layer="layout" svg:width="0.75cm" svg:height="2.5cm" draw:transform="rotate (-1.5707963267949) translate (16.75cm 27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25cm 27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9.25cm 27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1.573cm" svg:height="0.569cm" draw:transform="rotate (1.5707963267949) translate (1.681cm 3.25cm)">
          <draw:text-box>
            <text:p><text:span text:style-name="T1">Block 0</text:span></text:p>
          </draw:text-box>
        </draw:frame>
        <draw:frame draw:style-name="gr5" draw:text-style-name="P2" draw:layer="layout" svg:width="1.573cm" svg:height="0.569cm" draw:transform="rotate (1.5707963267949) translate (2.181cm 3.75cm)">
          <draw:text-box>
            <text:p><text:span text:style-name="T1">Block 1</text:span></text:p>
          </draw:text-box>
        </draw:frame>
        <draw:frame draw:style-name="gr5" draw:text-style-name="P2" draw:layer="layout" svg:width="1.573cm" svg:height="0.569cm" draw:transform="rotate (1.5707963267949) translate (2.681cm 3.75cm)">
          <draw:text-box>
            <text:p><text:span text:style-name="T1">Block 2</text:span></text:p>
          </draw:text-box>
        </draw:frame>
        <draw:frame draw:style-name="gr5" draw:text-style-name="P2" draw:layer="layout" svg:width="1.573cm" svg:height="0.569cm" draw:transform="rotate (1.5707963267949) translate (3.181cm 3.75cm)">
          <draw:text-box>
            <text:p><text:span text:style-name="T1">Block 3</text:span></text:p>
          </draw:text-box>
        </draw:frame>
        <draw:frame draw:style-name="gr5" draw:text-style-name="P2" draw:layer="layout" svg:width="1.573cm" svg:height="0.569cm" draw:transform="rotate (1.5707963267949) translate (3.681cm 3.75cm)">
          <draw:text-box>
            <text:p><text:span text:style-name="T1">Block 4</text:span></text:p>
          </draw:text-box>
        </draw:frame>
        <draw:frame draw:style-name="gr5" draw:text-style-name="P2" draw:layer="layout" svg:width="1.573cm" svg:height="0.569cm" draw:transform="rotate (1.5707963267949) translate (4.181cm 3.251cm)">
          <draw:text-box>
            <text:p><text:span text:style-name="T1">Block 5</text:span></text:p>
          </draw:text-box>
        </draw:frame>
        <draw:frame draw:style-name="gr5" draw:text-style-name="P2" draw:layer="layout" svg:width="1.573cm" svg:height="0.569cm" draw:transform="rotate (1.5707963267949) translate (4.681cm 3.751cm)">
          <draw:text-box>
            <text:p><text:span text:style-name="T1">Block 6</text:span></text:p>
          </draw:text-box>
        </draw:frame>
        <draw:frame draw:style-name="gr5" draw:text-style-name="P2" draw:layer="layout" svg:width="1.573cm" svg:height="0.569cm" draw:transform="rotate (1.5707963267949) translate (5.181cm 3.751cm)">
          <draw:text-box>
            <text:p><text:span text:style-name="T1">Block 7</text:span></text:p>
          </draw:text-box>
        </draw:frame>
        <draw:frame draw:style-name="gr5" draw:text-style-name="P2" draw:layer="layout" svg:width="1.573cm" svg:height="0.569cm" draw:transform="rotate (1.5707963267949) translate (5.681cm 3.751cm)">
          <draw:text-box>
            <text:p><text:span text:style-name="T1">Block 8</text:span></text:p>
          </draw:text-box>
        </draw:frame>
        <draw:frame draw:style-name="gr5" draw:text-style-name="P2" draw:layer="layout" svg:width="1.573cm" svg:height="0.569cm" draw:transform="rotate (1.5707963267949) translate (6.181cm 3.751cm)">
          <draw:text-box>
            <text:p><text:span text:style-name="T1">Block 9</text:span></text:p>
          </draw:text-box>
        </draw:frame>
        <draw:frame draw:style-name="gr5" draw:text-style-name="P2" draw:layer="layout" svg:width="1.751cm" svg:height="0.569cm" draw:transform="rotate (1.5707963267949) translate (6.681cm 3.251cm)">
          <draw:text-box>
            <text:p><text:span text:style-name="T1">Block 10</text:span></text:p>
          </draw:text-box>
        </draw:frame>
        <draw:frame draw:style-name="gr5" draw:text-style-name="P2" draw:layer="layout" svg:width="1.751cm" svg:height="0.569cm" draw:transform="rotate (1.5707963267949) translate (7.181cm 3.751cm)">
          <draw:text-box>
            <text:p><text:span text:style-name="T1">Block 11</text:span></text:p>
          </draw:text-box>
        </draw:frame>
        <draw:frame draw:style-name="gr5" draw:text-style-name="P2" draw:layer="layout" svg:width="1.751cm" svg:height="0.569cm" draw:transform="rotate (1.5707963267949) translate (7.681cm 3.751cm)">
          <draw:text-box>
            <text:p><text:span text:style-name="T1">Block 12</text:span></text:p>
          </draw:text-box>
        </draw:frame>
        <draw:frame draw:style-name="gr5" draw:text-style-name="P2" draw:layer="layout" svg:width="1.751cm" svg:height="0.569cm" draw:transform="rotate (1.5707963267949) translate (8.181cm 3.751cm)">
          <draw:text-box>
            <text:p><text:span text:style-name="T1">Block 13</text:span></text:p>
          </draw:text-box>
        </draw:frame>
        <draw:frame draw:style-name="gr5" draw:text-style-name="P2" draw:layer="layout" svg:width="1.751cm" svg:height="0.569cm" draw:transform="rotate (1.5707963267949) translate (8.681cm 3.751cm)">
          <draw:text-box>
            <text:p><text:span text:style-name="T1">Block 14</text:span></text:p>
          </draw:text-box>
        </draw:frame>
        <draw:frame draw:style-name="gr5" draw:text-style-name="P2" draw:layer="layout" svg:width="1.751cm" svg:height="0.569cm" draw:transform="rotate (1.5707963267949) translate (9.181cm 3.251cm)">
          <draw:text-box>
            <text:p><text:span text:style-name="T1">Block 15</text:span></text:p>
          </draw:text-box>
        </draw:frame>
        <draw:frame draw:style-name="gr5" draw:text-style-name="P4" draw:layer="layout" svg:width="1.573cm" svg:height="0.569cm" svg:x="2.177cm" svg:y="5cm">
          <draw:text-box>
            <text:p text:style-name="P3"><text:span text:style-name="T1">Cycle 0</text:span></text:p>
          </draw:text-box>
        </draw:frame>
        <draw:frame draw:style-name="gr5" draw:text-style-name="P4" draw:layer="layout" svg:width="1.573cm" svg:height="0.569cm" svg:x="4.677cm" svg:y="5cm">
          <draw:text-box>
            <text:p text:style-name="P3"><text:span text:style-name="T1">Cycle 1</text:span></text:p>
          </draw:text-box>
        </draw:frame>
        <draw:frame draw:style-name="gr5" draw:text-style-name="P4" draw:layer="layout" svg:width="1.573cm" svg:height="0.569cm" svg:x="7.177cm" svg:y="5.001cm">
          <draw:text-box>
            <text:p text:style-name="P3"><text:span text:style-name="T1">Cycle 2</text:span></text:p>
          </draw:text-box>
        </draw:frame>
        <draw:line draw:style-name="gr1" draw:text-style-name="P1" draw:layer="layout" svg:x1="1.749cm" svg:y1="11.001cm" svg:x2="19.75cm" svg:y2="11cm">
          <text:p/>
        </draw:line>
        <draw:line draw:style-name="gr2" draw:text-style-name="P1" draw:layer="layout" svg:x1="3cm" svg:y1="10.751cm" svg:x2="3cm" svg:y2="11.251cm">
          <text:p/>
        </draw:line>
        <draw:line draw:style-name="gr2" draw:text-style-name="P1" draw:layer="layout" svg:x1="2.5cm" svg:y1="10.751cm" svg:x2="2.5cm" svg:y2="11.251cm">
          <text:p/>
        </draw:line>
        <draw:line draw:style-name="gr2" draw:text-style-name="P1" draw:layer="layout" svg:x1="3.5cm" svg:y1="10.751cm" svg:x2="3.5cm" svg:y2="11.251cm">
          <text:p/>
        </draw:line>
        <draw:line draw:style-name="gr2" draw:text-style-name="P1" draw:layer="layout" svg:x1="4cm" svg:y1="10.751cm" svg:x2="4cm" svg:y2="11.251cm">
          <text:p/>
        </draw:line>
        <draw:line draw:style-name="gr2" draw:text-style-name="P1" draw:layer="layout" svg:x1="5.5cm" svg:y1="10.751cm" svg:x2="5.5cm" svg:y2="11.251cm">
          <text:p/>
        </draw:line>
        <draw:line draw:style-name="gr2" draw:text-style-name="P1" draw:layer="layout" svg:x1="5cm" svg:y1="10.751cm" svg:x2="5cm" svg:y2="11.251cm">
          <text:p/>
        </draw:line>
        <draw:line draw:style-name="gr2" draw:text-style-name="P1" draw:layer="layout" svg:x1="6cm" svg:y1="10.751cm" svg:x2="6cm" svg:y2="11.251cm">
          <text:p/>
        </draw:line>
        <draw:line draw:style-name="gr2" draw:text-style-name="P1" draw:layer="layout" svg:x1="6.5cm" svg:y1="10.751cm" svg:x2="6.5cm" svg:y2="11.251cm">
          <text:p/>
        </draw:line>
        <draw:line draw:style-name="gr2" draw:text-style-name="P1" draw:layer="layout" svg:x1="8cm" svg:y1="10.751cm" svg:x2="8cm" svg:y2="11.251cm">
          <text:p/>
        </draw:line>
        <draw:line draw:style-name="gr2" draw:text-style-name="P1" draw:layer="layout" svg:x1="7.5cm" svg:y1="10.751cm" svg:x2="7.5cm" svg:y2="11.251cm">
          <text:p/>
        </draw:line>
        <draw:line draw:style-name="gr2" draw:text-style-name="P1" draw:layer="layout" svg:x1="8.5cm" svg:y1="10.751cm" svg:x2="8.5cm" svg:y2="11.251cm">
          <text:p/>
        </draw:line>
        <draw:line draw:style-name="gr2" draw:text-style-name="P1" draw:layer="layout" svg:x1="9cm" svg:y1="10.751cm" svg:x2="9cm" svg:y2="11.251cm">
          <text:p/>
        </draw:line>
        <draw:line draw:style-name="gr2" draw:text-style-name="P1" draw:layer="layout" svg:x1="4.5cm" svg:y1="10.251cm" svg:x2="4.5cm" svg:y2="11.251cm">
          <text:p/>
        </draw:line>
        <draw:line draw:style-name="gr2" draw:text-style-name="P1" draw:layer="layout" svg:x1="7cm" svg:y1="10.251cm" svg:x2="7cm" svg:y2="11.251cm">
          <text:p/>
        </draw:line>
        <draw:line draw:style-name="gr2" draw:text-style-name="P1" draw:layer="layout" svg:x1="2cm" svg:y1="10.251cm" svg:x2="2cm" svg:y2="11.251cm">
          <text:p/>
        </draw:line>
        <draw:custom-shape draw:style-name="gr4" draw:text-style-name="P1" draw:layer="layout" svg:width="0.75cm" svg:height="2.5cm" draw:transform="rotate (-1.5707963267949) translate (6.7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11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2" draw:layer="layout" svg:width="2cm" svg:height="0.569cm" draw:transform="rotate (1.5707963267949) translate (2.6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3.1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3.681cm 10.751cm)">
          <draw:text-box>
            <text:p><text:span text:style-name="T1">Received 1</text:span></text:p>
          </draw:text-box>
        </draw:frame>
        <draw:frame draw:style-name="gr5" draw:text-style-name="P2" draw:layer="layout" svg:width="2.501cm" svg:height="0.569cm" draw:transform="rotate (1.5707963267949) translate (4.181cm 10.251cm)">
          <draw:text-box>
            <text:p><text:span text:style-name="T1">Received 1</text:span></text:p>
          </draw:text-box>
        </draw:frame>
        <draw:frame draw:style-name="gr5" draw:text-style-name="P4" draw:layer="layout" svg:width="2.5cm" svg:height="0.569cm" svg:x="1.749cm" svg:y="12.001cm">
          <draw:text-box>
            <text:p text:style-name="P3"><text:span text:style-name="T1">Collected 0</text:span></text:p>
          </draw:text-box>
        </draw:frame>
        <draw:frame draw:style-name="gr5" draw:text-style-name="P4" draw:layer="layout" svg:width="2.5cm" svg:height="0.569cm" svg:x="4.249cm" svg:y="12.002cm">
          <draw:text-box>
            <text:p text:style-name="P3"><text:span text:style-name="T1">Collectable 3</text:span></text:p>
          </draw:text-box>
        </draw:frame>
        <draw:frame draw:style-name="gr5" draw:text-style-name="P4" draw:layer="layout" svg:width="2.5cm" svg:height="0.569cm" svg:x="6.749cm" svg:y="12.003cm">
          <draw:text-box>
            <text:p text:style-name="P3"><text:span text:style-name="T1">Collectable 8</text:span></text:p>
          </draw:text-box>
        </draw:frame>
        <draw:frame draw:style-name="gr5" draw:text-style-name="P2" draw:layer="layout" svg:width="2cm" svg:height="0.569cm" draw:transform="rotate (1.5707963267949) translate (4.6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5.1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5.681cm 10.751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6.181cm 10.751cm)">
          <draw:text-box>
            <text:p><text:span text:style-name="T1">Received 1</text:span></text:p>
          </draw:text-box>
        </draw:frame>
        <draw:frame draw:style-name="gr5" draw:text-style-name="P2" draw:layer="layout" svg:width="2.501cm" svg:height="0.569cm" draw:transform="rotate (1.5707963267949) translate (6.681cm 10.2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7.1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7.6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8.181cm 10.752cm)">
          <draw:text-box>
            <text:p><text:span text:style-name="T1">Received 1</text:span></text:p>
          </draw:text-box>
        </draw:frame>
        <draw:frame draw:style-name="gr5" draw:text-style-name="P2" draw:layer="layout" svg:width="2cm" svg:height="0.569cm" draw:transform="rotate (1.5707963267949) translate (8.681cm 10.752cm)">
          <draw:text-box>
            <text:p><text:span text:style-name="T1">Received 1</text:span></text:p>
          </draw:text-box>
        </draw:frame>
        <draw:line draw:style-name="gr2" draw:text-style-name="P1" draw:layer="layout" svg:x1="10.5cm" svg:y1="10.752cm" svg:x2="10.5cm" svg:y2="11.252cm">
          <text:p/>
        </draw:line>
        <draw:line draw:style-name="gr2" draw:text-style-name="P1" draw:layer="layout" svg:x1="10cm" svg:y1="10.752cm" svg:x2="10cm" svg:y2="11.252cm">
          <text:p/>
        </draw:line>
        <draw:line draw:style-name="gr2" draw:text-style-name="P1" draw:layer="layout" svg:x1="11cm" svg:y1="10.752cm" svg:x2="11cm" svg:y2="11.252cm">
          <text:p/>
        </draw:line>
        <draw:line draw:style-name="gr2" draw:text-style-name="P1" draw:layer="layout" svg:x1="11.5cm" svg:y1="10.752cm" svg:x2="11.5cm" svg:y2="11.252cm">
          <text:p/>
        </draw:line>
        <draw:line draw:style-name="gr2" draw:text-style-name="P1" draw:layer="layout" svg:x1="9.5cm" svg:y1="10.252cm" svg:x2="9.5cm" svg:y2="11.252cm">
          <text:p/>
        </draw:line>
        <draw:custom-shape draw:style-name="gr4" draw:text-style-name="P1" draw:layer="layout" svg:width="0.75cm" svg:height="2.5cm" draw:transform="rotate (-1.5707963267949) translate (11.75cm 11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9.249cm" svg:y="12.004cm">
          <draw:text-box>
            <text:p text:style-name="P3"><text:span text:style-name="T1">Collectable 13</text:span></text:p>
          </draw:text-box>
        </draw:frame>
        <draw:frame draw:style-name="gr5" draw:text-style-name="P2" draw:layer="layout" svg:width="2.501cm" svg:height="0.569cm" draw:transform="rotate (1.5707963267949) translate (9.181cm 10.253cm)">
          <draw:text-box>
            <text:p><text:span text:style-name="T1">Received 3</text:span></text:p>
          </draw:text-box>
        </draw:frame>
        <draw:frame draw:style-name="gr5" draw:text-style-name="P2" draw:layer="layout" svg:width="2cm" svg:height="0.569cm" draw:transform="rotate (1.5707963267949) translate (9.681cm 10.753cm)">
          <draw:text-box>
            <text:p><text:span text:style-name="T1">Received 3</text:span></text:p>
          </draw:text-box>
        </draw:frame>
        <draw:frame draw:style-name="gr5" draw:text-style-name="P2" draw:layer="layout" svg:width="2cm" svg:height="0.569cm" draw:transform="rotate (1.5707963267949) translate (10.181cm 10.753cm)">
          <draw:text-box>
            <text:p><text:span text:style-name="T1">Received 2</text:span></text:p>
          </draw:text-box>
        </draw:frame>
        <draw:frame draw:style-name="gr5" draw:text-style-name="P2" draw:layer="layout" svg:width="2cm" svg:height="0.569cm" draw:transform="rotate (1.5707963267949) translate (10.681cm 10.753cm)">
          <draw:text-box>
            <text:p><text:span text:style-name="T1">Received 2</text:span></text:p>
          </draw:text-box>
        </draw:frame>
        <draw:line draw:style-name="gr2" draw:text-style-name="P1" draw:layer="layout" svg:x1="13cm" svg:y1="10.753cm" svg:x2="13cm" svg:y2="11.253cm">
          <text:p/>
        </draw:line>
        <draw:line draw:style-name="gr2" draw:text-style-name="P1" draw:layer="layout" svg:x1="12.5cm" svg:y1="10.753cm" svg:x2="12.5cm" svg:y2="11.253cm">
          <text:p/>
        </draw:line>
        <draw:line draw:style-name="gr2" draw:text-style-name="P1" draw:layer="layout" svg:x1="13.5cm" svg:y1="10.753cm" svg:x2="13.5cm" svg:y2="11.253cm">
          <text:p/>
        </draw:line>
        <draw:line draw:style-name="gr2" draw:text-style-name="P1" draw:layer="layout" svg:x1="14cm" svg:y1="10.753cm" svg:x2="14cm" svg:y2="11.253cm">
          <text:p/>
        </draw:line>
        <draw:line draw:style-name="gr2" draw:text-style-name="P1" draw:layer="layout" svg:x1="12cm" svg:y1="10.253cm" svg:x2="12cm" svg:y2="11.253cm">
          <text:p/>
        </draw:line>
        <draw:custom-shape draw:style-name="gr4" draw:text-style-name="P1" draw:layer="layout" svg:width="0.75cm" svg:height="2.5cm" draw:transform="rotate (-1.5707963267949) translate (14.25cm 11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1.749cm" svg:y="12.005cm">
          <draw:text-box>
            <text:p text:style-name="P3"><text:span text:style-name="T1">Collectable 23</text:span></text:p>
          </draw:text-box>
        </draw:frame>
        <draw:line draw:style-name="gr2" draw:text-style-name="P1" draw:layer="layout" svg:x1="15.501cm" svg:y1="10.753cm" svg:x2="15.501cm" svg:y2="11.253cm">
          <text:p/>
        </draw:line>
        <draw:line draw:style-name="gr2" draw:text-style-name="P1" draw:layer="layout" svg:x1="15.001cm" svg:y1="10.753cm" svg:x2="15.001cm" svg:y2="11.253cm">
          <text:p/>
        </draw:line>
        <draw:line draw:style-name="gr2" draw:text-style-name="P1" draw:layer="layout" svg:x1="16.001cm" svg:y1="10.753cm" svg:x2="16.001cm" svg:y2="11.253cm">
          <text:p/>
        </draw:line>
        <draw:line draw:style-name="gr2" draw:text-style-name="P1" draw:layer="layout" svg:x1="16.501cm" svg:y1="10.753cm" svg:x2="16.501cm" svg:y2="11.253cm">
          <text:p/>
        </draw:line>
        <draw:line draw:style-name="gr2" draw:text-style-name="P1" draw:layer="layout" svg:x1="14.501cm" svg:y1="10.253cm" svg:x2="14.501cm" svg:y2="11.253cm">
          <text:p/>
        </draw:line>
        <draw:frame draw:style-name="gr5" draw:text-style-name="P4" draw:layer="layout" svg:width="2.5cm" svg:height="0.569cm" svg:x="14.25cm" svg:y="12.005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6.75cm 11.25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" draw:text-style-name="P1" draw:layer="layout" svg:width="0.75cm" svg:height="7.5cm" draw:transform="rotate (1.5707963267949) translate (2.75cm 8.7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5cm" svg:height="0.887cm" svg:x="4.75cm" svg:y="7.113cm">
          <draw:text-box>
            <text:p text:style-name="P3"><text:span text:style-name="T1">Sender A</text:span></text:p>
            <text:p text:style-name="P3"><text:span text:style-name="T1">sends 1 per block</text:span></text:p>
          </draw:text-box>
        </draw:frame>
        <draw:custom-shape draw:style-name="gr8" draw:text-style-name="P1" draw:layer="layout" svg:width="0.75cm" svg:height="2cm" draw:transform="rotate (1.5707963267949) translate (9.25cm 8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3.5cm" svg:height="0.887cm" svg:x="8.25cm" svg:y="6.613cm">
          <draw:text-box>
            <text:p text:style-name="P3"><text:span text:style-name="T1">Sender B</text:span></text:p>
            <text:p text:style-name="P3"><text:span text:style-name="T1">sends 2 per block</text:span></text:p>
          </draw:text-box>
        </draw:frame>
        <draw:line draw:style-name="gr1" draw:text-style-name="P1" draw:layer="layout" svg:x1="1.75cm" svg:y1="14cm" svg:x2="19.75cm" svg:y2="14cm">
          <text:p/>
        </draw:line>
        <draw:line draw:style-name="gr2" draw:text-style-name="P1" draw:layer="layout" svg:x1="3.001cm" svg:y1="13.75cm" svg:x2="3.001cm" svg:y2="14.25cm">
          <text:p/>
        </draw:line>
        <draw:line draw:style-name="gr2" draw:text-style-name="P1" draw:layer="layout" svg:x1="2.501cm" svg:y1="13.75cm" svg:x2="2.501cm" svg:y2="14.25cm">
          <text:p/>
        </draw:line>
        <draw:line draw:style-name="gr2" draw:text-style-name="P1" draw:layer="layout" svg:x1="3.501cm" svg:y1="13.75cm" svg:x2="3.501cm" svg:y2="14.25cm">
          <text:p/>
        </draw:line>
        <draw:line draw:style-name="gr2" draw:text-style-name="P1" draw:layer="layout" svg:x1="4.001cm" svg:y1="13.75cm" svg:x2="4.001cm" svg:y2="14.25cm">
          <text:p/>
        </draw:line>
        <draw:line draw:style-name="gr2" draw:text-style-name="P1" draw:layer="layout" svg:x1="5.501cm" svg:y1="13.75cm" svg:x2="5.501cm" svg:y2="14.25cm">
          <text:p/>
        </draw:line>
        <draw:line draw:style-name="gr2" draw:text-style-name="P1" draw:layer="layout" svg:x1="5.001cm" svg:y1="13.75cm" svg:x2="5.001cm" svg:y2="14.25cm">
          <text:p/>
        </draw:line>
        <draw:line draw:style-name="gr2" draw:text-style-name="P1" draw:layer="layout" svg:x1="6.001cm" svg:y1="13.75cm" svg:x2="6.001cm" svg:y2="14.25cm">
          <text:p/>
        </draw:line>
        <draw:line draw:style-name="gr2" draw:text-style-name="P1" draw:layer="layout" svg:x1="6.501cm" svg:y1="13.75cm" svg:x2="6.501cm" svg:y2="14.25cm">
          <text:p/>
        </draw:line>
        <draw:line draw:style-name="gr2" draw:text-style-name="P1" draw:layer="layout" svg:x1="8.001cm" svg:y1="13.75cm" svg:x2="8.001cm" svg:y2="14.25cm">
          <text:p/>
        </draw:line>
        <draw:line draw:style-name="gr2" draw:text-style-name="P1" draw:layer="layout" svg:x1="7.501cm" svg:y1="13.75cm" svg:x2="7.501cm" svg:y2="14.25cm">
          <text:p/>
        </draw:line>
        <draw:line draw:style-name="gr2" draw:text-style-name="P1" draw:layer="layout" svg:x1="8.501cm" svg:y1="13.75cm" svg:x2="8.501cm" svg:y2="14.25cm">
          <text:p/>
        </draw:line>
        <draw:line draw:style-name="gr2" draw:text-style-name="P1" draw:layer="layout" svg:x1="9.001cm" svg:y1="13.75cm" svg:x2="9.001cm" svg:y2="14.25cm">
          <text:p/>
        </draw:line>
        <draw:line draw:style-name="gr2" draw:text-style-name="P1" draw:layer="layout" svg:x1="4.501cm" svg:y1="13.25cm" svg:x2="4.501cm" svg:y2="14.25cm">
          <text:p/>
        </draw:line>
        <draw:line draw:style-name="gr2" draw:text-style-name="P1" draw:layer="layout" svg:x1="7.001cm" svg:y1="13.25cm" svg:x2="7.001cm" svg:y2="14.25cm">
          <text:p/>
        </draw:line>
        <draw:line draw:style-name="gr2" draw:text-style-name="P1" draw:layer="layout" svg:x1="2.001cm" svg:y1="13.25cm" svg:x2="2.001cm" svg:y2="14.25cm">
          <text:p/>
        </draw:line>
        <draw:custom-shape draw:style-name="gr4" draw:text-style-name="P1" draw:layer="layout" svg:width="0.75cm" svg:height="2.5cm" draw:transform="rotate (-1.5707963267949) translate (6.7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1cm 14.2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0.501cm" svg:y1="13.751cm" svg:x2="10.501cm" svg:y2="14.251cm">
          <text:p/>
        </draw:line>
        <draw:line draw:style-name="gr2" draw:text-style-name="P1" draw:layer="layout" svg:x1="10.001cm" svg:y1="13.751cm" svg:x2="10.001cm" svg:y2="14.251cm">
          <text:p/>
        </draw:line>
        <draw:line draw:style-name="gr2" draw:text-style-name="P1" draw:layer="layout" svg:x1="11.001cm" svg:y1="13.751cm" svg:x2="11.001cm" svg:y2="14.251cm">
          <text:p/>
        </draw:line>
        <draw:line draw:style-name="gr2" draw:text-style-name="P1" draw:layer="layout" svg:x1="11.501cm" svg:y1="13.751cm" svg:x2="11.501cm" svg:y2="14.251cm">
          <text:p/>
        </draw:line>
        <draw:line draw:style-name="gr2" draw:text-style-name="P1" draw:layer="layout" svg:x1="9.501cm" svg:y1="13.251cm" svg:x2="9.501cm" svg:y2="14.251cm">
          <text:p/>
        </draw:line>
        <draw:custom-shape draw:style-name="gr4" draw:text-style-name="P1" draw:layer="layout" svg:width="0.75cm" svg:height="2.5cm" draw:transform="rotate (-1.5707963267949) translate (11.751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.001cm" svg:y1="13.752cm" svg:x2="13.001cm" svg:y2="14.252cm">
          <text:p/>
        </draw:line>
        <draw:line draw:style-name="gr2" draw:text-style-name="P1" draw:layer="layout" svg:x1="12.501cm" svg:y1="13.752cm" svg:x2="12.501cm" svg:y2="14.252cm">
          <text:p/>
        </draw:line>
        <draw:line draw:style-name="gr2" draw:text-style-name="P1" draw:layer="layout" svg:x1="13.501cm" svg:y1="13.752cm" svg:x2="13.501cm" svg:y2="14.252cm">
          <text:p/>
        </draw:line>
        <draw:line draw:style-name="gr2" draw:text-style-name="P1" draw:layer="layout" svg:x1="14.001cm" svg:y1="13.752cm" svg:x2="14.001cm" svg:y2="14.252cm">
          <text:p/>
        </draw:line>
        <draw:line draw:style-name="gr2" draw:text-style-name="P1" draw:layer="layout" svg:x1="12.001cm" svg:y1="13.252cm" svg:x2="12.001cm" svg:y2="14.252cm">
          <text:p/>
        </draw:line>
        <draw:custom-shape draw:style-name="gr4" draw:text-style-name="P1" draw:layer="layout" svg:width="0.75cm" svg:height="2.5cm" draw:transform="rotate (-1.5707963267949) translate (14.251cm 14.25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502cm" svg:y1="13.752cm" svg:x2="15.502cm" svg:y2="14.252cm">
          <text:p/>
        </draw:line>
        <draw:line draw:style-name="gr2" draw:text-style-name="P1" draw:layer="layout" svg:x1="15.002cm" svg:y1="13.752cm" svg:x2="15.002cm" svg:y2="14.252cm">
          <text:p/>
        </draw:line>
        <draw:line draw:style-name="gr2" draw:text-style-name="P1" draw:layer="layout" svg:x1="16.002cm" svg:y1="13.752cm" svg:x2="16.002cm" svg:y2="14.252cm">
          <text:p/>
        </draw:line>
        <draw:line draw:style-name="gr2" draw:text-style-name="P1" draw:layer="layout" svg:x1="16.502cm" svg:y1="13.752cm" svg:x2="16.502cm" svg:y2="14.252cm">
          <text:p/>
        </draw:line>
        <draw:line draw:style-name="gr2" draw:text-style-name="P1" draw:layer="layout" svg:x1="14.502cm" svg:y1="13.252cm" svg:x2="14.502cm" svg:y2="14.252cm">
          <text:p/>
        </draw:line>
        <draw:custom-shape draw:style-name="gr4" draw:text-style-name="P1" draw:layer="layout" svg:width="0.75cm" svg:height="2.5cm" draw:transform="rotate (-1.5707963267949) translate (16.751cm 14.25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.75cm" svg:y="15cm">
          <draw:text-box>
            <text:p text:style-name="P3"><text:span text:style-name="T1">Collectable 0</text:span></text:p>
          </draw:text-box>
        </draw:frame>
        <draw:frame draw:style-name="gr5" draw:text-style-name="P4" draw:layer="layout" svg:width="2.5cm" svg:height="0.569cm" svg:x="4.25cm" svg:y="15.001cm">
          <draw:text-box>
            <text:p text:style-name="P3"><text:span text:style-name="T1">Collectable 3</text:span></text:p>
          </draw:text-box>
        </draw:frame>
        <draw:frame draw:style-name="gr5" draw:text-style-name="P4" draw:layer="layout" svg:width="2.5cm" svg:height="0.569cm" svg:x="6.75cm" svg:y="15.002cm">
          <draw:text-box>
            <text:p text:style-name="P3"><text:span text:style-name="T1">Collectable 8</text:span></text:p>
          </draw:text-box>
        </draw:frame>
        <draw:frame draw:style-name="gr5" draw:text-style-name="P4" draw:layer="layout" svg:width="2.5cm" svg:height="0.569cm" svg:x="9.25cm" svg:y="15.003cm">
          <draw:text-box>
            <text:p text:style-name="P3"><text:span text:style-name="T1">Collectable 13</text:span></text:p>
          </draw:text-box>
        </draw:frame>
        <draw:frame draw:style-name="gr5" draw:text-style-name="P4" draw:layer="layout" svg:width="2.5cm" svg:height="0.569cm" svg:x="11.75cm" svg:y="15.004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4.251cm" svg:y="15.004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.749cm" svg:y="15.604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4.249cm" svg:y="15.605cm">
          <draw:text-box>
            <text:p text:style-name="P3"><text:span text:style-name="T1">Added 3</text:span></text:p>
          </draw:text-box>
        </draw:frame>
        <draw:frame draw:style-name="gr5" draw:text-style-name="P4" draw:layer="layout" svg:width="2.5cm" svg:height="0.569cm" svg:x="6.749cm" svg:y="15.606cm">
          <draw:text-box>
            <text:p text:style-name="P3"><text:span text:style-name="T1">Added 5</text:span></text:p>
          </draw:text-box>
        </draw:frame>
        <draw:frame draw:style-name="gr5" draw:text-style-name="P4" draw:layer="layout" svg:width="2.5cm" svg:height="0.569cm" svg:x="9.249cm" svg:y="15.607cm">
          <draw:text-box>
            <text:p text:style-name="P3"><text:span text:style-name="T1">Added 5</text:span></text:p>
          </draw:text-box>
        </draw:frame>
        <draw:frame draw:style-name="gr5" draw:text-style-name="P4" draw:layer="layout" svg:width="2.5cm" svg:height="0.569cm" svg:x="11.749cm" svg:y="15.608cm">
          <draw:text-box>
            <text:p text:style-name="P3"><text:span text:style-name="T1">Added 10</text:span></text:p>
          </draw:text-box>
        </draw:frame>
        <draw:frame draw:style-name="gr5" draw:text-style-name="P4" draw:layer="layout" svg:width="2.5cm" svg:height="0.569cm" svg:x="14.25cm" svg:y="15.608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1.749cm" svg:y="16.177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4.249cm" svg:y="16.178cm">
          <draw:text-box>
            <text:p text:style-name="P3"><text:span text:style-name="T1">Delta 3</text:span></text:p>
          </draw:text-box>
        </draw:frame>
        <draw:frame draw:style-name="gr5" draw:text-style-name="P4" draw:layer="layout" svg:width="2.5cm" svg:height="0.569cm" svg:x="6.749cm" svg:y="16.179cm">
          <draw:text-box>
            <text:p text:style-name="P3"><text:span text:style-name="T1">Delta 2</text:span></text:p>
          </draw:text-box>
        </draw:frame>
        <draw:frame draw:style-name="gr5" draw:text-style-name="P4" draw:layer="layout" svg:width="2.5cm" svg:height="0.569cm" svg:x="9.249cm" svg:y="16.18cm">
          <draw:text-box>
            <text:p text:style-name="P3"><text:span text:style-name="T1">Delta 0</text:span></text:p>
          </draw:text-box>
        </draw:frame>
        <draw:frame draw:style-name="gr5" draw:text-style-name="P4" draw:layer="layout" svg:width="2.5cm" svg:height="0.569cm" svg:x="11.749cm" svg:y="16.181cm">
          <draw:text-box>
            <text:p text:style-name="P3"><text:span text:style-name="T1">Delta 5</text:span></text:p>
          </draw:text-box>
        </draw:frame>
        <draw:frame draw:style-name="gr5" draw:text-style-name="P4" draw:layer="layout" svg:width="2.5cm" svg:height="0.569cm" svg:x="14.25cm" svg:y="16.181cm">
          <draw:text-box>
            <text:p text:style-name="P3"><text:span text:style-name="T1">Delta -10</text:span></text:p>
          </draw:text-box>
        </draw:frame>
        <draw:line draw:style-name="gr2" draw:text-style-name="P1" draw:layer="layout" svg:x1="18.001cm" svg:y1="10.741cm" svg:x2="18.001cm" svg:y2="11.241cm">
          <text:p/>
        </draw:line>
        <draw:line draw:style-name="gr2" draw:text-style-name="P1" draw:layer="layout" svg:x1="17.501cm" svg:y1="10.741cm" svg:x2="17.501cm" svg:y2="11.241cm">
          <text:p/>
        </draw:line>
        <draw:line draw:style-name="gr2" draw:text-style-name="P1" draw:layer="layout" svg:x1="18.501cm" svg:y1="10.741cm" svg:x2="18.501cm" svg:y2="11.241cm">
          <text:p/>
        </draw:line>
        <draw:line draw:style-name="gr2" draw:text-style-name="P1" draw:layer="layout" svg:x1="19.001cm" svg:y1="10.741cm" svg:x2="19.001cm" svg:y2="11.241cm">
          <text:p/>
        </draw:line>
        <draw:line draw:style-name="gr2" draw:text-style-name="P1" draw:layer="layout" svg:x1="17.001cm" svg:y1="10.241cm" svg:x2="17.001cm" svg:y2="11.241cm">
          <text:p/>
        </draw:line>
        <draw:frame draw:style-name="gr5" draw:text-style-name="P4" draw:layer="layout" svg:width="2.5cm" svg:height="0.569cm" svg:x="16.75cm" svg:y="11.993cm">
          <draw:text-box>
            <text:p text:style-name="P3"><text:span text:style-name="T1">Collectable 23</text:span></text:p>
          </draw:text-box>
        </draw:frame>
        <draw:custom-shape draw:style-name="gr4" draw:text-style-name="P1" draw:layer="layout" svg:width="0.75cm" svg:height="2.5cm" draw:transform="rotate (-1.5707963267949) translate (19.25cm 11.24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001cm" svg:y1="13.75cm" svg:x2="18.001cm" svg:y2="14.25cm">
          <text:p/>
        </draw:line>
        <draw:line draw:style-name="gr2" draw:text-style-name="P1" draw:layer="layout" svg:x1="17.501cm" svg:y1="13.75cm" svg:x2="17.501cm" svg:y2="14.25cm">
          <text:p/>
        </draw:line>
        <draw:line draw:style-name="gr2" draw:text-style-name="P1" draw:layer="layout" svg:x1="18.501cm" svg:y1="13.75cm" svg:x2="18.501cm" svg:y2="14.25cm">
          <text:p/>
        </draw:line>
        <draw:line draw:style-name="gr2" draw:text-style-name="P1" draw:layer="layout" svg:x1="19.001cm" svg:y1="13.75cm" svg:x2="19.001cm" svg:y2="14.25cm">
          <text:p/>
        </draw:line>
        <draw:line draw:style-name="gr2" draw:text-style-name="P1" draw:layer="layout" svg:x1="17.001cm" svg:y1="13.25cm" svg:x2="17.001cm" svg:y2="14.25cm">
          <text:p/>
        </draw:line>
        <draw:custom-shape draw:style-name="gr4" draw:text-style-name="P1" draw:layer="layout" svg:width="0.75cm" svg:height="2.5cm" draw:transform="rotate (-1.5707963267949) translate (19.25cm 14.2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6.75cm" svg:y="15.002cm">
          <draw:text-box>
            <text:p text:style-name="P3"><text:span text:style-name="T1">Collectable 23</text:span></text:p>
          </draw:text-box>
        </draw:frame>
        <draw:frame draw:style-name="gr5" draw:text-style-name="P4" draw:layer="layout" svg:width="2.5cm" svg:height="0.569cm" svg:x="16.749cm" svg:y="15.606cm">
          <draw:text-box>
            <text:p text:style-name="P3"><text:span text:style-name="T1">Added 0</text:span></text:p>
          </draw:text-box>
        </draw:frame>
        <draw:frame draw:style-name="gr5" draw:text-style-name="P4" draw:layer="layout" svg:width="2.5cm" svg:height="0.569cm" svg:x="16.749cm" svg:y="16.179cm">
          <draw:text-box>
            <text:p text:style-name="P3"><text:span text:style-name="T1">Delta 0</text:span></text:p>
          </draw:text-box>
        </draw:frame>
        <draw:line draw:style-name="gr1" draw:text-style-name="P1" draw:layer="layout" svg:x1="1.749cm" svg:y1="19.26cm" svg:x2="19.75cm" svg:y2="19.259cm">
          <text:p/>
        </draw:line>
        <draw:line draw:style-name="gr2" draw:text-style-name="P1" draw:layer="layout" svg:x1="3cm" svg:y1="19.01cm" svg:x2="3cm" svg:y2="19.51cm">
          <text:p/>
        </draw:line>
        <draw:line draw:style-name="gr2" draw:text-style-name="P1" draw:layer="layout" svg:x1="2.5cm" svg:y1="19.01cm" svg:x2="2.5cm" svg:y2="19.51cm">
          <text:p/>
        </draw:line>
        <draw:line draw:style-name="gr2" draw:text-style-name="P1" draw:layer="layout" svg:x1="3.5cm" svg:y1="19.01cm" svg:x2="3.5cm" svg:y2="19.51cm">
          <text:p/>
        </draw:line>
        <draw:line draw:style-name="gr2" draw:text-style-name="P1" draw:layer="layout" svg:x1="4cm" svg:y1="19.01cm" svg:x2="4cm" svg:y2="19.51cm">
          <text:p/>
        </draw:line>
        <draw:line draw:style-name="gr2" draw:text-style-name="P1" draw:layer="layout" svg:x1="5.5cm" svg:y1="19.01cm" svg:x2="5.5cm" svg:y2="19.51cm">
          <text:p/>
        </draw:line>
        <draw:line draw:style-name="gr2" draw:text-style-name="P1" draw:layer="layout" svg:x1="5cm" svg:y1="19.01cm" svg:x2="5cm" svg:y2="19.51cm">
          <text:p/>
        </draw:line>
        <draw:line draw:style-name="gr2" draw:text-style-name="P1" draw:layer="layout" svg:x1="6cm" svg:y1="19.01cm" svg:x2="6cm" svg:y2="19.51cm">
          <text:p/>
        </draw:line>
        <draw:line draw:style-name="gr2" draw:text-style-name="P1" draw:layer="layout" svg:x1="6.5cm" svg:y1="19.01cm" svg:x2="6.5cm" svg:y2="19.51cm">
          <text:p/>
        </draw:line>
        <draw:line draw:style-name="gr2" draw:text-style-name="P1" draw:layer="layout" svg:x1="8cm" svg:y1="19.01cm" svg:x2="8cm" svg:y2="19.51cm">
          <text:p/>
        </draw:line>
        <draw:line draw:style-name="gr2" draw:text-style-name="P1" draw:layer="layout" svg:x1="7.5cm" svg:y1="19.01cm" svg:x2="7.5cm" svg:y2="19.51cm">
          <text:p/>
        </draw:line>
        <draw:line draw:style-name="gr2" draw:text-style-name="P1" draw:layer="layout" svg:x1="8.5cm" svg:y1="19.01cm" svg:x2="8.5cm" svg:y2="19.51cm">
          <text:p/>
        </draw:line>
        <draw:line draw:style-name="gr2" draw:text-style-name="P1" draw:layer="layout" svg:x1="9cm" svg:y1="19.01cm" svg:x2="9cm" svg:y2="19.51cm">
          <text:p/>
        </draw:line>
        <draw:line draw:style-name="gr2" draw:text-style-name="P1" draw:layer="layout" svg:x1="4.5cm" svg:y1="18.51cm" svg:x2="4.5cm" svg:y2="19.51cm">
          <text:p/>
        </draw:line>
        <draw:line draw:style-name="gr2" draw:text-style-name="P1" draw:layer="layout" svg:x1="7cm" svg:y1="18.51cm" svg:x2="7cm" svg:y2="19.51cm">
          <text:p/>
        </draw:line>
        <draw:line draw:style-name="gr2" draw:text-style-name="P1" draw:layer="layout" svg:x1="2cm" svg:y1="18.51cm" svg:x2="2cm" svg:y2="19.51cm">
          <text:p/>
        </draw:line>
        <draw:custom-shape draw:style-name="gr4" draw:text-style-name="P1" draw:layer="layout" svg:width="0.75cm" svg:height="2.5cm" draw:transform="rotate (-1.5707963267949) translate (6.7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19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4.249cm" svg:y="20.261cm">
          <draw:text-box>
            <text:p text:style-name="P5"><text:span text:style-name="T1">Delta += 2</text:span></text:p>
          </draw:text-box>
        </draw:frame>
        <draw:frame draw:style-name="gr5" draw:text-style-name="P4" draw:layer="layout" svg:width="2.5cm" svg:height="0.569cm" svg:x="6.749cm" svg:y="20.262cm">
          <draw:text-box>
            <text:p text:style-name="P3"><text:span text:style-name="T1">Delta += 3</text:span></text:p>
          </draw:text-box>
        </draw:frame>
        <draw:line draw:style-name="gr2" draw:text-style-name="P1" draw:layer="layout" svg:x1="10.5cm" svg:y1="19.011cm" svg:x2="10.5cm" svg:y2="19.511cm">
          <text:p/>
        </draw:line>
        <draw:line draw:style-name="gr2" draw:text-style-name="P1" draw:layer="layout" svg:x1="10cm" svg:y1="19.011cm" svg:x2="10cm" svg:y2="19.511cm">
          <text:p/>
        </draw:line>
        <draw:line draw:style-name="gr2" draw:text-style-name="P1" draw:layer="layout" svg:x1="11cm" svg:y1="19.011cm" svg:x2="11cm" svg:y2="19.511cm">
          <text:p/>
        </draw:line>
        <draw:line draw:style-name="gr2" draw:text-style-name="P1" draw:layer="layout" svg:x1="11.5cm" svg:y1="19.011cm" svg:x2="11.5cm" svg:y2="19.511cm">
          <text:p/>
        </draw:line>
        <draw:line draw:style-name="gr2" draw:text-style-name="P1" draw:layer="layout" svg:x1="9.5cm" svg:y1="18.511cm" svg:x2="9.5cm" svg:y2="19.511cm">
          <text:p/>
        </draw:line>
        <draw:custom-shape draw:style-name="gr4" draw:text-style-name="P1" draw:layer="layout" svg:width="0.75cm" svg:height="2.5cm" draw:transform="rotate (-1.5707963267949) translate (11.75cm 19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cm" svg:y1="19.012cm" svg:x2="13cm" svg:y2="19.512cm">
          <text:p/>
        </draw:line>
        <draw:line draw:style-name="gr2" draw:text-style-name="P1" draw:layer="layout" svg:x1="12.5cm" svg:y1="19.012cm" svg:x2="12.5cm" svg:y2="19.512cm">
          <text:p/>
        </draw:line>
        <draw:line draw:style-name="gr2" draw:text-style-name="P1" draw:layer="layout" svg:x1="13.5cm" svg:y1="19.012cm" svg:x2="13.5cm" svg:y2="19.512cm">
          <text:p/>
        </draw:line>
        <draw:line draw:style-name="gr2" draw:text-style-name="P1" draw:layer="layout" svg:x1="14cm" svg:y1="19.012cm" svg:x2="14cm" svg:y2="19.512cm">
          <text:p/>
        </draw:line>
        <draw:line draw:style-name="gr2" draw:text-style-name="P1" draw:layer="layout" svg:x1="12cm" svg:y1="18.512cm" svg:x2="12cm" svg:y2="19.512cm">
          <text:p/>
        </draw:line>
        <draw:custom-shape draw:style-name="gr4" draw:text-style-name="P1" draw:layer="layout" svg:width="0.75cm" svg:height="2.5cm" draw:transform="rotate (-1.5707963267949) translate (14.25cm 19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501cm" svg:y1="19.012cm" svg:x2="15.501cm" svg:y2="19.512cm">
          <text:p/>
        </draw:line>
        <draw:line draw:style-name="gr2" draw:text-style-name="P1" draw:layer="layout" svg:x1="15.001cm" svg:y1="19.012cm" svg:x2="15.001cm" svg:y2="19.512cm">
          <text:p/>
        </draw:line>
        <draw:line draw:style-name="gr2" draw:text-style-name="P1" draw:layer="layout" svg:x1="16.001cm" svg:y1="19.012cm" svg:x2="16.001cm" svg:y2="19.512cm">
          <text:p/>
        </draw:line>
        <draw:line draw:style-name="gr2" draw:text-style-name="P1" draw:layer="layout" svg:x1="16.501cm" svg:y1="19.012cm" svg:x2="16.501cm" svg:y2="19.512cm">
          <text:p/>
        </draw:line>
        <draw:line draw:style-name="gr2" draw:text-style-name="P1" draw:layer="layout" svg:x1="14.501cm" svg:y1="18.512cm" svg:x2="14.501cm" svg:y2="19.512cm">
          <text:p/>
        </draw:line>
        <draw:frame draw:style-name="gr5" draw:text-style-name="P4" draw:layer="layout" svg:width="2.5cm" svg:height="0.569cm" svg:x="14.25cm" svg:y="20.264cm">
          <draw:text-box>
            <text:p text:style-name="P5"><text:span text:style-name="T1">Delta -= 4</text:span></text:p>
          </draw:text-box>
        </draw:frame>
        <draw:custom-shape draw:style-name="gr4" draw:text-style-name="P1" draw:layer="layout" svg:width="0.75cm" svg:height="2.5cm" draw:transform="rotate (-1.5707963267949) translate (16.75cm 19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001cm" svg:y1="19cm" svg:x2="18.001cm" svg:y2="19.5cm">
          <text:p/>
        </draw:line>
        <draw:line draw:style-name="gr2" draw:text-style-name="P1" draw:layer="layout" svg:x1="17.501cm" svg:y1="19cm" svg:x2="17.501cm" svg:y2="19.5cm">
          <text:p/>
        </draw:line>
        <draw:line draw:style-name="gr2" draw:text-style-name="P1" draw:layer="layout" svg:x1="18.501cm" svg:y1="19cm" svg:x2="18.501cm" svg:y2="19.5cm">
          <text:p/>
        </draw:line>
        <draw:line draw:style-name="gr2" draw:text-style-name="P1" draw:layer="layout" svg:x1="19.001cm" svg:y1="19cm" svg:x2="19.001cm" svg:y2="19.5cm">
          <text:p/>
        </draw:line>
        <draw:line draw:style-name="gr2" draw:text-style-name="P1" draw:layer="layout" svg:x1="17.001cm" svg:y1="18.5cm" svg:x2="17.001cm" svg:y2="19.5cm">
          <text:p/>
        </draw:line>
        <draw:frame draw:style-name="gr5" draw:text-style-name="P4" draw:layer="layout" svg:width="2.5cm" svg:height="0.569cm" svg:x="16.75cm" svg:y="20.252cm">
          <draw:text-box>
            <text:p text:style-name="P5"><text:span text:style-name="T1">Delta -= 1</text:span></text:p>
          </draw:text-box>
        </draw:frame>
        <draw:custom-shape draw:style-name="gr4" draw:text-style-name="P1" draw:layer="layout" svg:width="0.75cm" svg:height="2.5cm" draw:transform="rotate (-1.5707963267949) translate (19.25cm 19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3.5cm" svg:y1="18.25cm" svg:x2="3.501cm" svg:y2="19cm">
          <text:p/>
        </draw:line>
        <draw:frame draw:style-name="gr7" draw:text-style-name="P4" draw:layer="layout" svg:width="1.5cm" svg:height="0.887cm" svg:x="2.75cm" svg:y="17.3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line draw:style-name="gr1" draw:text-style-name="P1" draw:layer="layout" svg:x1="12.5cm" svg:y1="18.25cm" svg:x2="12.501cm" svg:y2="19cm">
          <text:p/>
        </draw:line>
        <draw:frame draw:style-name="gr7" draw:text-style-name="P4" draw:layer="layout" svg:width="2cm" svg:height="0.887cm" svg:x="11.5cm" svg:y="17.363cm">
          <draw:text-box>
            <text:p text:style-name="P3"><text:span text:style-name="T1">Funding runs out</text:span></text:p>
          </draw:text-box>
        </draw:frame>
        <draw:line draw:style-name="gr1" draw:text-style-name="P1" draw:layer="layout" svg:x1="1.749cm" svg:y1="23.26cm" svg:x2="19.75cm" svg:y2="23.259cm">
          <text:p/>
        </draw:line>
        <draw:line draw:style-name="gr2" draw:text-style-name="P1" draw:layer="layout" svg:x1="3cm" svg:y1="23.01cm" svg:x2="3cm" svg:y2="23.51cm">
          <text:p/>
        </draw:line>
        <draw:line draw:style-name="gr2" draw:text-style-name="P1" draw:layer="layout" svg:x1="2.5cm" svg:y1="23.01cm" svg:x2="2.5cm" svg:y2="23.51cm">
          <text:p/>
        </draw:line>
        <draw:line draw:style-name="gr2" draw:text-style-name="P1" draw:layer="layout" svg:x1="3.5cm" svg:y1="23.01cm" svg:x2="3.5cm" svg:y2="23.51cm">
          <text:p/>
        </draw:line>
        <draw:line draw:style-name="gr2" draw:text-style-name="P1" draw:layer="layout" svg:x1="4cm" svg:y1="23.01cm" svg:x2="4cm" svg:y2="23.51cm">
          <text:p/>
        </draw:line>
        <draw:line draw:style-name="gr2" draw:text-style-name="P1" draw:layer="layout" svg:x1="5.5cm" svg:y1="23.01cm" svg:x2="5.5cm" svg:y2="23.51cm">
          <text:p/>
        </draw:line>
        <draw:line draw:style-name="gr2" draw:text-style-name="P1" draw:layer="layout" svg:x1="5cm" svg:y1="23.01cm" svg:x2="5cm" svg:y2="23.51cm">
          <text:p/>
        </draw:line>
        <draw:line draw:style-name="gr2" draw:text-style-name="P1" draw:layer="layout" svg:x1="6cm" svg:y1="23.01cm" svg:x2="6cm" svg:y2="23.51cm">
          <text:p/>
        </draw:line>
        <draw:line draw:style-name="gr2" draw:text-style-name="P1" draw:layer="layout" svg:x1="6.5cm" svg:y1="23.01cm" svg:x2="6.5cm" svg:y2="23.51cm">
          <text:p/>
        </draw:line>
        <draw:line draw:style-name="gr2" draw:text-style-name="P1" draw:layer="layout" svg:x1="8cm" svg:y1="23.01cm" svg:x2="8cm" svg:y2="23.51cm">
          <text:p/>
        </draw:line>
        <draw:line draw:style-name="gr2" draw:text-style-name="P1" draw:layer="layout" svg:x1="7.5cm" svg:y1="23.01cm" svg:x2="7.5cm" svg:y2="23.51cm">
          <text:p/>
        </draw:line>
        <draw:line draw:style-name="gr2" draw:text-style-name="P1" draw:layer="layout" svg:x1="8.5cm" svg:y1="23.01cm" svg:x2="8.5cm" svg:y2="23.51cm">
          <text:p/>
        </draw:line>
        <draw:line draw:style-name="gr2" draw:text-style-name="P1" draw:layer="layout" svg:x1="9cm" svg:y1="23.01cm" svg:x2="9cm" svg:y2="23.51cm">
          <text:p/>
        </draw:line>
        <draw:line draw:style-name="gr2" draw:text-style-name="P1" draw:layer="layout" svg:x1="4.5cm" svg:y1="22.51cm" svg:x2="4.5cm" svg:y2="23.51cm">
          <text:p/>
        </draw:line>
        <draw:line draw:style-name="gr2" draw:text-style-name="P1" draw:layer="layout" svg:x1="7cm" svg:y1="22.51cm" svg:x2="7cm" svg:y2="23.51cm">
          <text:p/>
        </draw:line>
        <draw:line draw:style-name="gr2" draw:text-style-name="P1" draw:layer="layout" svg:x1="2cm" svg:y1="22.51cm" svg:x2="2cm" svg:y2="23.51cm">
          <text:p/>
        </draw:line>
        <draw:custom-shape draw:style-name="gr4" draw:text-style-name="P1" draw:layer="layout" svg:width="0.75cm" svg:height="2.5cm" draw:transform="rotate (-1.5707963267949) translate (6.7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23.5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4" draw:layer="layout" svg:width="2.5cm" svg:height="0.569cm" svg:x="11.75cm" svg:y="24.25cm">
          <draw:text-box>
            <text:p text:style-name="P5"><text:span text:style-name="T1">Delta -= 2</text:span></text:p>
          </draw:text-box>
        </draw:frame>
        <draw:frame draw:style-name="gr5" draw:text-style-name="P4" draw:layer="layout" svg:width="2.5cm" svg:height="0.569cm" svg:x="9.25cm" svg:y="24.25cm">
          <draw:text-box>
            <text:p text:style-name="P3"><text:span text:style-name="T1">Delta -= 3</text:span></text:p>
          </draw:text-box>
        </draw:frame>
        <draw:line draw:style-name="gr2" draw:text-style-name="P1" draw:layer="layout" svg:x1="10.5cm" svg:y1="23.011cm" svg:x2="10.5cm" svg:y2="23.511cm">
          <text:p/>
        </draw:line>
        <draw:line draw:style-name="gr2" draw:text-style-name="P1" draw:layer="layout" svg:x1="10cm" svg:y1="23.011cm" svg:x2="10cm" svg:y2="23.511cm">
          <text:p/>
        </draw:line>
        <draw:line draw:style-name="gr2" draw:text-style-name="P1" draw:layer="layout" svg:x1="11cm" svg:y1="23.011cm" svg:x2="11cm" svg:y2="23.511cm">
          <text:p/>
        </draw:line>
        <draw:line draw:style-name="gr2" draw:text-style-name="P1" draw:layer="layout" svg:x1="11.5cm" svg:y1="23.011cm" svg:x2="11.5cm" svg:y2="23.511cm">
          <text:p/>
        </draw:line>
        <draw:line draw:style-name="gr2" draw:text-style-name="P1" draw:layer="layout" svg:x1="9.5cm" svg:y1="22.511cm" svg:x2="9.5cm" svg:y2="23.511cm">
          <text:p/>
        </draw:line>
        <draw:custom-shape draw:style-name="gr4" draw:text-style-name="P1" draw:layer="layout" svg:width="0.75cm" svg:height="2.5cm" draw:transform="rotate (-1.5707963267949) translate (11.75cm 23.51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3cm" svg:y1="23.012cm" svg:x2="13cm" svg:y2="23.512cm">
          <text:p/>
        </draw:line>
        <draw:line draw:style-name="gr2" draw:text-style-name="P1" draw:layer="layout" svg:x1="12.5cm" svg:y1="23.012cm" svg:x2="12.5cm" svg:y2="23.512cm">
          <text:p/>
        </draw:line>
        <draw:line draw:style-name="gr2" draw:text-style-name="P1" draw:layer="layout" svg:x1="13.5cm" svg:y1="23.012cm" svg:x2="13.5cm" svg:y2="23.512cm">
          <text:p/>
        </draw:line>
        <draw:line draw:style-name="gr2" draw:text-style-name="P1" draw:layer="layout" svg:x1="14cm" svg:y1="23.012cm" svg:x2="14cm" svg:y2="23.512cm">
          <text:p/>
        </draw:line>
        <draw:line draw:style-name="gr2" draw:text-style-name="P1" draw:layer="layout" svg:x1="12cm" svg:y1="22.512cm" svg:x2="12cm" svg:y2="23.512cm">
          <text:p/>
        </draw:line>
        <draw:custom-shape draw:style-name="gr4" draw:text-style-name="P1" draw:layer="layout" svg:width="0.75cm" svg:height="2.5cm" draw:transform="rotate (-1.5707963267949) translate (14.25cm 23.51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5.501cm" svg:y1="23.012cm" svg:x2="15.501cm" svg:y2="23.512cm">
          <text:p/>
        </draw:line>
        <draw:line draw:style-name="gr2" draw:text-style-name="P1" draw:layer="layout" svg:x1="15.001cm" svg:y1="23.012cm" svg:x2="15.001cm" svg:y2="23.512cm">
          <text:p/>
        </draw:line>
        <draw:line draw:style-name="gr2" draw:text-style-name="P1" draw:layer="layout" svg:x1="16.001cm" svg:y1="23.012cm" svg:x2="16.001cm" svg:y2="23.512cm">
          <text:p/>
        </draw:line>
        <draw:line draw:style-name="gr2" draw:text-style-name="P1" draw:layer="layout" svg:x1="16.501cm" svg:y1="23.012cm" svg:x2="16.501cm" svg:y2="23.512cm">
          <text:p/>
        </draw:line>
        <draw:line draw:style-name="gr2" draw:text-style-name="P1" draw:layer="layout" svg:x1="14.501cm" svg:y1="22.512cm" svg:x2="14.501cm" svg:y2="23.512cm">
          <text:p/>
        </draw:line>
        <draw:frame draw:style-name="gr5" draw:text-style-name="P4" draw:layer="layout" svg:width="2.5cm" svg:height="0.569cm" svg:x="14.25cm" svg:y="24.264cm">
          <draw:text-box>
            <text:p text:style-name="P5"><text:span text:style-name="T1">Delta += 4</text:span></text:p>
          </draw:text-box>
        </draw:frame>
        <draw:custom-shape draw:style-name="gr4" draw:text-style-name="P1" draw:layer="layout" svg:width="0.75cm" svg:height="2.5cm" draw:transform="rotate (-1.5707963267949) translate (16.75cm 23.51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2" draw:text-style-name="P1" draw:layer="layout" svg:x1="18.001cm" svg:y1="23cm" svg:x2="18.001cm" svg:y2="23.5cm">
          <text:p/>
        </draw:line>
        <draw:line draw:style-name="gr2" draw:text-style-name="P1" draw:layer="layout" svg:x1="17.501cm" svg:y1="23cm" svg:x2="17.501cm" svg:y2="23.5cm">
          <text:p/>
        </draw:line>
        <draw:line draw:style-name="gr2" draw:text-style-name="P1" draw:layer="layout" svg:x1="18.501cm" svg:y1="23cm" svg:x2="18.501cm" svg:y2="23.5cm">
          <text:p/>
        </draw:line>
        <draw:line draw:style-name="gr2" draw:text-style-name="P1" draw:layer="layout" svg:x1="19.001cm" svg:y1="23cm" svg:x2="19.001cm" svg:y2="23.5cm">
          <text:p/>
        </draw:line>
        <draw:line draw:style-name="gr2" draw:text-style-name="P1" draw:layer="layout" svg:x1="17.001cm" svg:y1="22.5cm" svg:x2="17.001cm" svg:y2="23.5cm">
          <text:p/>
        </draw:line>
        <draw:frame draw:style-name="gr5" draw:text-style-name="P4" draw:layer="layout" svg:width="2.5cm" svg:height="0.569cm" svg:x="16.762cm" svg:y="24.264cm">
          <draw:text-box>
            <text:p text:style-name="P5"><text:span text:style-name="T1">Delta += 1</text:span></text:p>
          </draw:text-box>
        </draw:frame>
        <draw:custom-shape draw:style-name="gr4" draw:text-style-name="P1" draw:layer="layout" svg:width="0.75cm" svg:height="2.5cm" draw:transform="rotate (-1.5707963267949) translate (19.25cm 23.50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" draw:text-style-name="P1" draw:layer="layout" svg:x1="8cm" svg:y1="22.25cm" svg:x2="8.001cm" svg:y2="23cm">
          <text:p/>
        </draw:line>
        <draw:frame draw:style-name="gr7" draw:text-style-name="P4" draw:layer="layout" svg:width="1.5cm" svg:height="0.887cm" svg:x="7.25cm" svg:y="21.3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line draw:style-name="gr1" draw:text-style-name="P1" draw:layer="layout" svg:x1="12.5cm" svg:y1="22.25cm" svg:x2="12.5cm" svg:y2="23cm">
          <text:p/>
        </draw:line>
        <draw:frame draw:style-name="gr7" draw:text-style-name="P4" draw:layer="layout" svg:width="2cm" svg:height="0.887cm" svg:x="11.5cm" svg:y="21.363cm">
          <draw:text-box>
            <text:p text:style-name="P3"><text:span text:style-name="T1">Funding runs out</text:span></text:p>
          </draw:text-box>
        </draw:frame>
        <draw:frame draw:style-name="gr9" draw:text-style-name="P4" draw:layer="layout" svg:width="1.75cm" svg:height="1cm" svg:x="10.25cm" svg:y="26.25cm">
          <draw:text-box>
            <text:p text:style-name="P3"><text:span text:style-name="T1">Proxy deltas</text:span></text:p>
          </draw:text-box>
        </draw:frame>
        <draw:frame draw:style-name="gr5" draw:text-style-name="P4" draw:layer="layout" svg:width="2.5cm" svg:height="0.569cm" svg:x="11.75cm" svg:y="28cm">
          <draw:text-box>
            <text:p text:style-name="P3"><text:span text:style-name="T1">Delta 2</text:span></text:p>
          </draw:text-box>
        </draw:frame>
        <draw:frame draw:style-name="gr5" draw:text-style-name="P4" draw:layer="layout" svg:width="2.5cm" svg:height="0.569cm" svg:x="16.75cm" svg:y="28cm">
          <draw:text-box>
            <text:p text:style-name="P3"><text:span text:style-name="T1">Delta -2</text:span></text:p>
          </draw:text-box>
        </draw:frame>
        <draw:line draw:style-name="gr1" draw:text-style-name="P1" draw:layer="layout" svg:x1="12cm" svg:y1="30.181cm" svg:x2="20cm" svg:y2="30.181cm">
          <text:p/>
        </draw:line>
        <draw:line draw:style-name="gr2" draw:text-style-name="P1" draw:layer="layout" svg:x1="13cm" svg:y1="29.931cm" svg:x2="13cm" svg:y2="30.431cm">
          <text:p/>
        </draw:line>
        <draw:line draw:style-name="gr2" draw:text-style-name="P1" draw:layer="layout" svg:x1="12.5cm" svg:y1="29.931cm" svg:x2="12.5cm" svg:y2="30.431cm">
          <text:p/>
        </draw:line>
        <draw:line draw:style-name="gr2" draw:text-style-name="P1" draw:layer="layout" svg:x1="13.5cm" svg:y1="29.931cm" svg:x2="13.5cm" svg:y2="30.431cm">
          <text:p/>
        </draw:line>
        <draw:line draw:style-name="gr2" draw:text-style-name="P1" draw:layer="layout" svg:x1="14cm" svg:y1="29.931cm" svg:x2="14cm" svg:y2="30.431cm">
          <text:p/>
        </draw:line>
        <draw:line draw:style-name="gr2" draw:text-style-name="P1" draw:layer="layout" svg:x1="15.5cm" svg:y1="29.931cm" svg:x2="15.5cm" svg:y2="30.431cm">
          <text:p/>
        </draw:line>
        <draw:line draw:style-name="gr2" draw:text-style-name="P1" draw:layer="layout" svg:x1="15cm" svg:y1="29.931cm" svg:x2="15cm" svg:y2="30.431cm">
          <text:p/>
        </draw:line>
        <draw:line draw:style-name="gr2" draw:text-style-name="P1" draw:layer="layout" svg:x1="16cm" svg:y1="29.931cm" svg:x2="16cm" svg:y2="30.431cm">
          <text:p/>
        </draw:line>
        <draw:line draw:style-name="gr2" draw:text-style-name="P1" draw:layer="layout" svg:x1="16.5cm" svg:y1="29.931cm" svg:x2="16.5cm" svg:y2="30.431cm">
          <text:p/>
        </draw:line>
        <draw:line draw:style-name="gr2" draw:text-style-name="P1" draw:layer="layout" svg:x1="18cm" svg:y1="29.931cm" svg:x2="18cm" svg:y2="30.431cm">
          <text:p/>
        </draw:line>
        <draw:line draw:style-name="gr2" draw:text-style-name="P1" draw:layer="layout" svg:x1="17.5cm" svg:y1="29.931cm" svg:x2="17.5cm" svg:y2="30.431cm">
          <text:p/>
        </draw:line>
        <draw:line draw:style-name="gr2" draw:text-style-name="P1" draw:layer="layout" svg:x1="18.5cm" svg:y1="29.931cm" svg:x2="18.5cm" svg:y2="30.431cm">
          <text:p/>
        </draw:line>
        <draw:line draw:style-name="gr2" draw:text-style-name="P1" draw:layer="layout" svg:x1="19cm" svg:y1="29.931cm" svg:x2="19cm" svg:y2="30.431cm">
          <text:p/>
        </draw:line>
        <draw:line draw:style-name="gr2" draw:text-style-name="P1" draw:layer="layout" svg:x1="19.5cm" svg:y1="29.431cm" svg:x2="19.5cm" svg:y2="30.431cm">
          <text:p/>
        </draw:line>
        <draw:line draw:style-name="gr2" draw:text-style-name="P1" draw:layer="layout" svg:x1="14.5cm" svg:y1="29.431cm" svg:x2="14.5cm" svg:y2="30.431cm">
          <text:p/>
        </draw:line>
        <draw:line draw:style-name="gr2" draw:text-style-name="P1" draw:layer="layout" svg:x1="17cm" svg:y1="29.431cm" svg:x2="17cm" svg:y2="30.431cm">
          <text:p/>
        </draw:line>
        <draw:line draw:style-name="gr2" draw:text-style-name="P1" draw:layer="layout" svg:x1="12cm" svg:y1="29.431cm" svg:x2="12cm" svg:y2="30.431cm">
          <text:p/>
        </draw:line>
        <draw:custom-shape draw:style-name="gr4" draw:text-style-name="P1" draw:layer="layout" svg:width="0.75cm" svg:height="2.5cm" draw:transform="rotate (-1.5707963267949) translate (16.75cm 30.4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25cm 30.4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9.25cm 30.43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.75cm" svg:height="0.887cm" svg:x="10.25cm" svg:y="29.5cm">
          <draw:text-box>
            <text:p text:style-name="P3"><text:span text:style-name="T1">Receiver deltas</text:span></text:p>
          </draw:text-box>
        </draw:frame>
        <draw:frame draw:style-name="gr5" draw:text-style-name="P4" draw:layer="layout" svg:width="2.5cm" svg:height="0.569cm" svg:x="11.75cm" svg:y="31.181cm">
          <draw:text-box>
            <text:p text:style-name="P3"><text:span text:style-name="T1">Delta -= 6</text:span></text:p>
          </draw:text-box>
        </draw:frame>
        <draw:frame draw:style-name="gr5" draw:text-style-name="P4" draw:layer="layout" svg:width="2.5cm" svg:height="0.569cm" svg:x="16.75cm" svg:y="31.181cm">
          <draw:text-box>
            <text:p text:style-name="P3"><text:span text:style-name="T1">Delta += 6</text:span></text:p>
          </draw:text-box>
        </draw:frame>
        <draw:line draw:style-name="gr1" draw:text-style-name="P1" draw:layer="layout" svg:x1="15.5cm" svg:y1="28.5cm" svg:x2="15.501cm" svg:y2="29.25cm">
          <text:p/>
        </draw:line>
        <draw:line draw:style-name="gr1" draw:text-style-name="P1" draw:layer="layout" svg:x1="8.001cm" svg:y1="22.238cm" svg:x2="8.002cm" svg:y2="22.988cm">
          <text:p/>
        </draw:line>
        <draw:line draw:style-name="gr1" draw:text-style-name="P1" draw:layer="layout" svg:x1="12cm" svg:y1="33.987cm" svg:x2="20cm" svg:y2="33.987cm">
          <text:p/>
        </draw:line>
        <draw:line draw:style-name="gr2" draw:text-style-name="P1" draw:layer="layout" svg:x1="13cm" svg:y1="33.737cm" svg:x2="13cm" svg:y2="34.237cm">
          <text:p/>
        </draw:line>
        <draw:line draw:style-name="gr2" draw:text-style-name="P1" draw:layer="layout" svg:x1="12.5cm" svg:y1="33.737cm" svg:x2="12.5cm" svg:y2="34.237cm">
          <text:p/>
        </draw:line>
        <draw:line draw:style-name="gr2" draw:text-style-name="P1" draw:layer="layout" svg:x1="13.5cm" svg:y1="33.737cm" svg:x2="13.5cm" svg:y2="34.237cm">
          <text:p/>
        </draw:line>
        <draw:line draw:style-name="gr2" draw:text-style-name="P1" draw:layer="layout" svg:x1="14cm" svg:y1="33.737cm" svg:x2="14cm" svg:y2="34.237cm">
          <text:p/>
        </draw:line>
        <draw:line draw:style-name="gr2" draw:text-style-name="P1" draw:layer="layout" svg:x1="15.5cm" svg:y1="33.737cm" svg:x2="15.5cm" svg:y2="34.237cm">
          <text:p/>
        </draw:line>
        <draw:line draw:style-name="gr2" draw:text-style-name="P1" draw:layer="layout" svg:x1="15cm" svg:y1="33.737cm" svg:x2="15cm" svg:y2="34.237cm">
          <text:p/>
        </draw:line>
        <draw:line draw:style-name="gr2" draw:text-style-name="P1" draw:layer="layout" svg:x1="16cm" svg:y1="33.737cm" svg:x2="16cm" svg:y2="34.237cm">
          <text:p/>
        </draw:line>
        <draw:line draw:style-name="gr2" draw:text-style-name="P1" draw:layer="layout" svg:x1="16.5cm" svg:y1="33.737cm" svg:x2="16.5cm" svg:y2="34.237cm">
          <text:p/>
        </draw:line>
        <draw:line draw:style-name="gr2" draw:text-style-name="P1" draw:layer="layout" svg:x1="18cm" svg:y1="33.737cm" svg:x2="18cm" svg:y2="34.237cm">
          <text:p/>
        </draw:line>
        <draw:line draw:style-name="gr2" draw:text-style-name="P1" draw:layer="layout" svg:x1="17.5cm" svg:y1="33.737cm" svg:x2="17.5cm" svg:y2="34.237cm">
          <text:p/>
        </draw:line>
        <draw:line draw:style-name="gr2" draw:text-style-name="P1" draw:layer="layout" svg:x1="18.5cm" svg:y1="33.737cm" svg:x2="18.5cm" svg:y2="34.237cm">
          <text:p/>
        </draw:line>
        <draw:line draw:style-name="gr2" draw:text-style-name="P1" draw:layer="layout" svg:x1="19cm" svg:y1="33.737cm" svg:x2="19cm" svg:y2="34.237cm">
          <text:p/>
        </draw:line>
        <draw:line draw:style-name="gr2" draw:text-style-name="P1" draw:layer="layout" svg:x1="19.5cm" svg:y1="33.237cm" svg:x2="19.5cm" svg:y2="34.237cm">
          <text:p/>
        </draw:line>
        <draw:line draw:style-name="gr2" draw:text-style-name="P1" draw:layer="layout" svg:x1="14.5cm" svg:y1="33.237cm" svg:x2="14.5cm" svg:y2="34.237cm">
          <text:p/>
        </draw:line>
        <draw:line draw:style-name="gr2" draw:text-style-name="P1" draw:layer="layout" svg:x1="17cm" svg:y1="33.237cm" svg:x2="17cm" svg:y2="34.237cm">
          <text:p/>
        </draw:line>
        <draw:line draw:style-name="gr2" draw:text-style-name="P1" draw:layer="layout" svg:x1="12cm" svg:y1="33.237cm" svg:x2="12cm" svg:y2="34.237cm">
          <text:p/>
        </draw:line>
        <draw:custom-shape draw:style-name="gr4" draw:text-style-name="P1" draw:layer="layout" svg:width="0.75cm" svg:height="2.5cm" draw:transform="rotate (-1.5707963267949) translate (16.75cm 34.2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25cm 34.2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9.25cm 34.23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1.75cm" svg:height="1cm" svg:x="10.25cm" svg:y="33.237cm">
          <draw:text-box>
            <text:p text:style-name="P3"><text:span text:style-name="T1">Proxy deltas</text:span></text:p>
          </draw:text-box>
        </draw:frame>
        <draw:frame draw:style-name="gr5" draw:text-style-name="P4" draw:layer="layout" svg:width="2.5cm" svg:height="0.569cm" svg:x="11.75cm" svg:y="34.987cm">
          <draw:text-box>
            <text:p text:style-name="P3"><text:span text:style-name="T1">Delta 2</text:span></text:p>
          </draw:text-box>
        </draw:frame>
        <draw:line draw:style-name="gr1" draw:text-style-name="P1" draw:layer="layout" svg:x1="12cm" svg:y1="37.25cm" svg:x2="20cm" svg:y2="37.25cm">
          <text:p/>
        </draw:line>
        <draw:line draw:style-name="gr2" draw:text-style-name="P1" draw:layer="layout" svg:x1="13cm" svg:y1="37cm" svg:x2="13cm" svg:y2="37.5cm">
          <text:p/>
        </draw:line>
        <draw:line draw:style-name="gr2" draw:text-style-name="P1" draw:layer="layout" svg:x1="12.5cm" svg:y1="37cm" svg:x2="12.5cm" svg:y2="37.5cm">
          <text:p/>
        </draw:line>
        <draw:line draw:style-name="gr2" draw:text-style-name="P1" draw:layer="layout" svg:x1="13.5cm" svg:y1="37cm" svg:x2="13.5cm" svg:y2="37.5cm">
          <text:p/>
        </draw:line>
        <draw:line draw:style-name="gr2" draw:text-style-name="P1" draw:layer="layout" svg:x1="14cm" svg:y1="37cm" svg:x2="14cm" svg:y2="37.5cm">
          <text:p/>
        </draw:line>
        <draw:line draw:style-name="gr2" draw:text-style-name="P1" draw:layer="layout" svg:x1="15.5cm" svg:y1="37cm" svg:x2="15.5cm" svg:y2="37.5cm">
          <text:p/>
        </draw:line>
        <draw:line draw:style-name="gr2" draw:text-style-name="P1" draw:layer="layout" svg:x1="15cm" svg:y1="37cm" svg:x2="15cm" svg:y2="37.5cm">
          <text:p/>
        </draw:line>
        <draw:line draw:style-name="gr2" draw:text-style-name="P1" draw:layer="layout" svg:x1="16cm" svg:y1="37cm" svg:x2="16cm" svg:y2="37.5cm">
          <text:p/>
        </draw:line>
        <draw:line draw:style-name="gr2" draw:text-style-name="P1" draw:layer="layout" svg:x1="16.5cm" svg:y1="37cm" svg:x2="16.5cm" svg:y2="37.5cm">
          <text:p/>
        </draw:line>
        <draw:line draw:style-name="gr2" draw:text-style-name="P1" draw:layer="layout" svg:x1="18cm" svg:y1="37cm" svg:x2="18cm" svg:y2="37.5cm">
          <text:p/>
        </draw:line>
        <draw:line draw:style-name="gr2" draw:text-style-name="P1" draw:layer="layout" svg:x1="17.5cm" svg:y1="37cm" svg:x2="17.5cm" svg:y2="37.5cm">
          <text:p/>
        </draw:line>
        <draw:line draw:style-name="gr2" draw:text-style-name="P1" draw:layer="layout" svg:x1="18.5cm" svg:y1="37cm" svg:x2="18.5cm" svg:y2="37.5cm">
          <text:p/>
        </draw:line>
        <draw:line draw:style-name="gr2" draw:text-style-name="P1" draw:layer="layout" svg:x1="19cm" svg:y1="37cm" svg:x2="19cm" svg:y2="37.5cm">
          <text:p/>
        </draw:line>
        <draw:line draw:style-name="gr2" draw:text-style-name="P1" draw:layer="layout" svg:x1="19.5cm" svg:y1="36.5cm" svg:x2="19.5cm" svg:y2="37.5cm">
          <text:p/>
        </draw:line>
        <draw:line draw:style-name="gr2" draw:text-style-name="P1" draw:layer="layout" svg:x1="14.5cm" svg:y1="36.5cm" svg:x2="14.5cm" svg:y2="37.5cm">
          <text:p/>
        </draw:line>
        <draw:line draw:style-name="gr2" draw:text-style-name="P1" draw:layer="layout" svg:x1="17cm" svg:y1="36.5cm" svg:x2="17cm" svg:y2="37.5cm">
          <text:p/>
        </draw:line>
        <draw:line draw:style-name="gr2" draw:text-style-name="P1" draw:layer="layout" svg:x1="12cm" svg:y1="36.5cm" svg:x2="12cm" svg:y2="37.5cm">
          <text:p/>
        </draw:line>
        <draw:custom-shape draw:style-name="gr4" draw:text-style-name="P1" draw:layer="layout" svg:width="0.75cm" svg:height="2.5cm" draw:transform="rotate (-1.5707963267949) translate (16.75cm 37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4.25cm 37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19.25cm 37.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1.75cm" svg:height="0.887cm" svg:x="10.25cm" svg:y="36.487cm">
          <draw:text-box>
            <text:p text:style-name="P3"><text:span text:style-name="T1">Receiver deltas</text:span></text:p>
          </draw:text-box>
        </draw:frame>
        <draw:frame draw:style-name="gr10" draw:text-style-name="P6" draw:layer="layout" svg:width="2cm" svg:height="0.617cm" svg:x="12cm" svg:y="38.25cm">
          <draw:text-box>
            <text:p text:style-name="P3"><text:span text:style-name="T2">Delta -= ?</text:span></text:p>
          </draw:text-box>
        </draw:frame>
        <draw:line draw:style-name="gr1" draw:text-style-name="P1" draw:layer="layout" svg:x1="15.5cm" svg:y1="35.487cm" svg:x2="15.501cm" svg:y2="36.237cm">
          <text:p/>
        </draw:line>
        <draw:line draw:style-name="gr1" draw:text-style-name="P1" draw:layer="layout" svg:x1="13.5cm" svg:y1="32.987cm" svg:x2="13.501cm" svg:y2="33.737cm">
          <text:p/>
        </draw:line>
        <draw:frame draw:style-name="gr7" draw:text-style-name="P4" draw:layer="layout" svg:width="1.5cm" svg:height="0.887cm" svg:x="12.75cm" svg:y="32.1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line draw:style-name="gr1" draw:text-style-name="P1" draw:layer="layout" svg:x1="13.5cm" svg:y1="36.25cm" svg:x2="13.501cm" svg:y2="37cm">
          <text:p/>
        </draw:line>
        <draw:frame draw:style-name="gr7" draw:text-style-name="P4" draw:layer="layout" svg:width="1.5cm" svg:height="0.887cm" svg:x="12.75cm" svg:y="35.363cm">
          <draw:text-box>
            <text:p text:style-name="P3"><text:span text:style-name="T1">Current</text:span></text:p>
            <text:p text:style-name="P3"><text:span text:style-name="T1">block</text:span></text:p>
          </draw:text-box>
        </draw:frame>
        <draw:frame draw:style-name="gr5" draw:text-style-name="P4" draw:layer="layout" svg:width="2.5cm" svg:height="0.569cm" svg:x="16.75cm" svg:y="35cm">
          <draw:text-box>
            <text:p text:style-name="P3"><text:span text:style-name="T1">Delta -2</text:span></text:p>
          </draw:text-box>
        </draw:frame>
        <draw:frame draw:style-name="gr5" draw:text-style-name="P4" draw:layer="layout" svg:width="2.5cm" svg:height="0.569cm" svg:x="16.75cm" svg:y="38.25cm">
          <draw:text-box>
            <text:p text:style-name="P3"><text:span text:style-name="T1">Delta += 6</text:span></text:p>
          </draw:text-box>
        </draw:frame>
        <draw:line draw:style-name="gr1" draw:text-style-name="P1" draw:layer="layout" svg:x1="2cm" svg:y1="26.988cm" svg:x2="10cm" svg:y2="26.988cm">
          <text:p/>
        </draw:line>
        <draw:line draw:style-name="gr2" draw:text-style-name="P1" draw:layer="layout" svg:x1="3cm" svg:y1="26.738cm" svg:x2="3cm" svg:y2="27.238cm">
          <text:p/>
        </draw:line>
        <draw:line draw:style-name="gr2" draw:text-style-name="P1" draw:layer="layout" svg:x1="2.5cm" svg:y1="26.738cm" svg:x2="2.5cm" svg:y2="27.238cm">
          <text:p/>
        </draw:line>
        <draw:line draw:style-name="gr2" draw:text-style-name="P1" draw:layer="layout" svg:x1="3.5cm" svg:y1="26.738cm" svg:x2="3.5cm" svg:y2="27.238cm">
          <text:p/>
        </draw:line>
        <draw:line draw:style-name="gr2" draw:text-style-name="P1" draw:layer="layout" svg:x1="4cm" svg:y1="26.738cm" svg:x2="4cm" svg:y2="27.238cm">
          <text:p/>
        </draw:line>
        <draw:line draw:style-name="gr2" draw:text-style-name="P1" draw:layer="layout" svg:x1="5.5cm" svg:y1="26.738cm" svg:x2="5.5cm" svg:y2="27.238cm">
          <text:p/>
        </draw:line>
        <draw:line draw:style-name="gr2" draw:text-style-name="P1" draw:layer="layout" svg:x1="5cm" svg:y1="26.738cm" svg:x2="5cm" svg:y2="27.238cm">
          <text:p/>
        </draw:line>
        <draw:line draw:style-name="gr2" draw:text-style-name="P1" draw:layer="layout" svg:x1="6cm" svg:y1="26.738cm" svg:x2="6cm" svg:y2="27.238cm">
          <text:p/>
        </draw:line>
        <draw:line draw:style-name="gr2" draw:text-style-name="P1" draw:layer="layout" svg:x1="6.5cm" svg:y1="26.738cm" svg:x2="6.5cm" svg:y2="27.238cm">
          <text:p/>
        </draw:line>
        <draw:line draw:style-name="gr2" draw:text-style-name="P1" draw:layer="layout" svg:x1="8cm" svg:y1="26.738cm" svg:x2="8cm" svg:y2="27.238cm">
          <text:p/>
        </draw:line>
        <draw:line draw:style-name="gr2" draw:text-style-name="P1" draw:layer="layout" svg:x1="7.5cm" svg:y1="26.738cm" svg:x2="7.5cm" svg:y2="27.238cm">
          <text:p/>
        </draw:line>
        <draw:line draw:style-name="gr2" draw:text-style-name="P1" draw:layer="layout" svg:x1="8.5cm" svg:y1="26.738cm" svg:x2="8.5cm" svg:y2="27.238cm">
          <text:p/>
        </draw:line>
        <draw:line draw:style-name="gr2" draw:text-style-name="P1" draw:layer="layout" svg:x1="9cm" svg:y1="26.738cm" svg:x2="9cm" svg:y2="27.238cm">
          <text:p/>
        </draw:line>
        <draw:line draw:style-name="gr2" draw:text-style-name="P1" draw:layer="layout" svg:x1="9.5cm" svg:y1="26.238cm" svg:x2="9.5cm" svg:y2="27.238cm">
          <text:p/>
        </draw:line>
        <draw:line draw:style-name="gr2" draw:text-style-name="P1" draw:layer="layout" svg:x1="4.5cm" svg:y1="26.238cm" svg:x2="4.5cm" svg:y2="27.238cm">
          <text:p/>
        </draw:line>
        <draw:line draw:style-name="gr2" draw:text-style-name="P1" draw:layer="layout" svg:x1="7cm" svg:y1="26.238cm" svg:x2="7cm" svg:y2="27.238cm">
          <text:p/>
        </draw:line>
        <draw:line draw:style-name="gr2" draw:text-style-name="P1" draw:layer="layout" svg:x1="2cm" svg:y1="26.238cm" svg:x2="2cm" svg:y2="27.238cm">
          <text:p/>
        </draw:line>
        <draw:custom-shape draw:style-name="gr4" draw:text-style-name="P1" draw:layer="layout" svg:width="0.75cm" svg:height="2.5cm" draw:transform="rotate (-1.5707963267949) translate (6.75cm 27.2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27.2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27.23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4" draw:layer="layout" svg:width="2cm" svg:height="1cm" svg:x="0cm" svg:y="26.238cm">
          <draw:text-box>
            <text:p text:style-name="P3"><text:span text:style-name="T1">Proxy deltas</text:span></text:p>
          </draw:text-box>
        </draw:frame>
        <draw:frame draw:style-name="gr5" draw:text-style-name="P4" draw:layer="layout" svg:width="2.5cm" svg:height="0.569cm" svg:x="1.75cm" svg:y="27.988cm">
          <draw:text-box>
            <text:p text:style-name="P3"><text:span text:style-name="T1">Delta +=2</text:span></text:p>
          </draw:text-box>
        </draw:frame>
        <draw:frame draw:style-name="gr5" draw:text-style-name="P4" draw:layer="layout" svg:width="2.5cm" svg:height="0.569cm" svg:x="6.75cm" svg:y="27.988cm">
          <draw:text-box>
            <text:p text:style-name="P3"><text:span text:style-name="T1">Delta -=2</text:span></text:p>
          </draw:text-box>
        </draw:frame>
        <draw:line draw:style-name="gr1" draw:text-style-name="P1" draw:layer="layout" svg:x1="2cm" svg:y1="30.169cm" svg:x2="10cm" svg:y2="30.169cm">
          <text:p/>
        </draw:line>
        <draw:line draw:style-name="gr2" draw:text-style-name="P1" draw:layer="layout" svg:x1="3cm" svg:y1="29.919cm" svg:x2="3cm" svg:y2="30.419cm">
          <text:p/>
        </draw:line>
        <draw:line draw:style-name="gr2" draw:text-style-name="P1" draw:layer="layout" svg:x1="2.5cm" svg:y1="29.919cm" svg:x2="2.5cm" svg:y2="30.419cm">
          <text:p/>
        </draw:line>
        <draw:line draw:style-name="gr2" draw:text-style-name="P1" draw:layer="layout" svg:x1="3.5cm" svg:y1="29.919cm" svg:x2="3.5cm" svg:y2="30.419cm">
          <text:p/>
        </draw:line>
        <draw:line draw:style-name="gr2" draw:text-style-name="P1" draw:layer="layout" svg:x1="4cm" svg:y1="29.919cm" svg:x2="4cm" svg:y2="30.419cm">
          <text:p/>
        </draw:line>
        <draw:line draw:style-name="gr2" draw:text-style-name="P1" draw:layer="layout" svg:x1="5.5cm" svg:y1="29.919cm" svg:x2="5.5cm" svg:y2="30.419cm">
          <text:p/>
        </draw:line>
        <draw:line draw:style-name="gr2" draw:text-style-name="P1" draw:layer="layout" svg:x1="5cm" svg:y1="29.919cm" svg:x2="5cm" svg:y2="30.419cm">
          <text:p/>
        </draw:line>
        <draw:line draw:style-name="gr2" draw:text-style-name="P1" draw:layer="layout" svg:x1="6cm" svg:y1="29.919cm" svg:x2="6cm" svg:y2="30.419cm">
          <text:p/>
        </draw:line>
        <draw:line draw:style-name="gr2" draw:text-style-name="P1" draw:layer="layout" svg:x1="6.5cm" svg:y1="29.919cm" svg:x2="6.5cm" svg:y2="30.419cm">
          <text:p/>
        </draw:line>
        <draw:line draw:style-name="gr2" draw:text-style-name="P1" draw:layer="layout" svg:x1="8cm" svg:y1="29.919cm" svg:x2="8cm" svg:y2="30.419cm">
          <text:p/>
        </draw:line>
        <draw:line draw:style-name="gr2" draw:text-style-name="P1" draw:layer="layout" svg:x1="7.5cm" svg:y1="29.919cm" svg:x2="7.5cm" svg:y2="30.419cm">
          <text:p/>
        </draw:line>
        <draw:line draw:style-name="gr2" draw:text-style-name="P1" draw:layer="layout" svg:x1="8.5cm" svg:y1="29.919cm" svg:x2="8.5cm" svg:y2="30.419cm">
          <text:p/>
        </draw:line>
        <draw:line draw:style-name="gr2" draw:text-style-name="P1" draw:layer="layout" svg:x1="9cm" svg:y1="29.919cm" svg:x2="9cm" svg:y2="30.419cm">
          <text:p/>
        </draw:line>
        <draw:line draw:style-name="gr2" draw:text-style-name="P1" draw:layer="layout" svg:x1="9.5cm" svg:y1="29.419cm" svg:x2="9.5cm" svg:y2="30.419cm">
          <text:p/>
        </draw:line>
        <draw:line draw:style-name="gr2" draw:text-style-name="P1" draw:layer="layout" svg:x1="4.5cm" svg:y1="29.419cm" svg:x2="4.5cm" svg:y2="30.419cm">
          <text:p/>
        </draw:line>
        <draw:line draw:style-name="gr2" draw:text-style-name="P1" draw:layer="layout" svg:x1="7cm" svg:y1="29.419cm" svg:x2="7cm" svg:y2="30.419cm">
          <text:p/>
        </draw:line>
        <draw:line draw:style-name="gr2" draw:text-style-name="P1" draw:layer="layout" svg:x1="2cm" svg:y1="29.419cm" svg:x2="2cm" svg:y2="30.419cm">
          <text:p/>
        </draw:line>
        <draw:custom-shape draw:style-name="gr4" draw:text-style-name="P1" draw:layer="layout" svg:width="0.75cm" svg:height="2.5cm" draw:transform="rotate (-1.5707963267949) translate (6.75cm 30.4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30.4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30.41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2cm" svg:height="0.887cm" svg:x="0cm" svg:y="29.488cm">
          <draw:text-box>
            <text:p text:style-name="P3"><text:span text:style-name="T1">Receiver A deltas</text:span></text:p>
          </draw:text-box>
        </draw:frame>
        <draw:frame draw:style-name="gr5" draw:text-style-name="P4" draw:layer="layout" svg:width="2.5cm" svg:height="0.569cm" svg:x="1.75cm" svg:y="31.169cm">
          <draw:text-box>
            <text:p text:style-name="P3"><text:span text:style-name="T1">Delta += 6</text:span></text:p>
          </draw:text-box>
        </draw:frame>
        <draw:frame draw:style-name="gr5" draw:text-style-name="P4" draw:layer="layout" svg:width="2.5cm" svg:height="0.569cm" svg:x="6.75cm" svg:y="31.169cm">
          <draw:text-box>
            <text:p text:style-name="P3"><text:span text:style-name="T1">Delta -= 6</text:span></text:p>
          </draw:text-box>
        </draw:frame>
        <draw:line draw:style-name="gr1" draw:text-style-name="P1" draw:layer="layout" svg:x1="5.5cm" svg:y1="28.488cm" svg:x2="5.501cm" svg:y2="29.238cm">
          <text:p/>
        </draw:line>
        <draw:line draw:style-name="gr1" draw:text-style-name="P1" draw:layer="layout" svg:x1="2cm" svg:y1="33.431cm" svg:x2="10cm" svg:y2="33.431cm">
          <text:p/>
        </draw:line>
        <draw:line draw:style-name="gr2" draw:text-style-name="P1" draw:layer="layout" svg:x1="3cm" svg:y1="33.181cm" svg:x2="3cm" svg:y2="33.681cm">
          <text:p/>
        </draw:line>
        <draw:line draw:style-name="gr2" draw:text-style-name="P1" draw:layer="layout" svg:x1="2.5cm" svg:y1="33.181cm" svg:x2="2.5cm" svg:y2="33.681cm">
          <text:p/>
        </draw:line>
        <draw:line draw:style-name="gr2" draw:text-style-name="P1" draw:layer="layout" svg:x1="3.5cm" svg:y1="33.181cm" svg:x2="3.5cm" svg:y2="33.681cm">
          <text:p/>
        </draw:line>
        <draw:line draw:style-name="gr2" draw:text-style-name="P1" draw:layer="layout" svg:x1="4cm" svg:y1="33.181cm" svg:x2="4cm" svg:y2="33.681cm">
          <text:p/>
        </draw:line>
        <draw:line draw:style-name="gr2" draw:text-style-name="P1" draw:layer="layout" svg:x1="5.5cm" svg:y1="33.181cm" svg:x2="5.5cm" svg:y2="33.681cm">
          <text:p/>
        </draw:line>
        <draw:line draw:style-name="gr2" draw:text-style-name="P1" draw:layer="layout" svg:x1="5cm" svg:y1="33.181cm" svg:x2="5cm" svg:y2="33.681cm">
          <text:p/>
        </draw:line>
        <draw:line draw:style-name="gr2" draw:text-style-name="P1" draw:layer="layout" svg:x1="6cm" svg:y1="33.181cm" svg:x2="6cm" svg:y2="33.681cm">
          <text:p/>
        </draw:line>
        <draw:line draw:style-name="gr2" draw:text-style-name="P1" draw:layer="layout" svg:x1="6.5cm" svg:y1="33.181cm" svg:x2="6.5cm" svg:y2="33.681cm">
          <text:p/>
        </draw:line>
        <draw:line draw:style-name="gr2" draw:text-style-name="P1" draw:layer="layout" svg:x1="8cm" svg:y1="33.181cm" svg:x2="8cm" svg:y2="33.681cm">
          <text:p/>
        </draw:line>
        <draw:line draw:style-name="gr2" draw:text-style-name="P1" draw:layer="layout" svg:x1="7.5cm" svg:y1="33.181cm" svg:x2="7.5cm" svg:y2="33.681cm">
          <text:p/>
        </draw:line>
        <draw:line draw:style-name="gr2" draw:text-style-name="P1" draw:layer="layout" svg:x1="8.5cm" svg:y1="33.181cm" svg:x2="8.5cm" svg:y2="33.681cm">
          <text:p/>
        </draw:line>
        <draw:line draw:style-name="gr2" draw:text-style-name="P1" draw:layer="layout" svg:x1="9cm" svg:y1="33.181cm" svg:x2="9cm" svg:y2="33.681cm">
          <text:p/>
        </draw:line>
        <draw:line draw:style-name="gr2" draw:text-style-name="P1" draw:layer="layout" svg:x1="9.5cm" svg:y1="32.681cm" svg:x2="9.5cm" svg:y2="33.681cm">
          <text:p/>
        </draw:line>
        <draw:line draw:style-name="gr2" draw:text-style-name="P1" draw:layer="layout" svg:x1="4.5cm" svg:y1="32.681cm" svg:x2="4.5cm" svg:y2="33.681cm">
          <text:p/>
        </draw:line>
        <draw:line draw:style-name="gr2" draw:text-style-name="P1" draw:layer="layout" svg:x1="7cm" svg:y1="32.681cm" svg:x2="7cm" svg:y2="33.681cm">
          <text:p/>
        </draw:line>
        <draw:line draw:style-name="gr2" draw:text-style-name="P1" draw:layer="layout" svg:x1="2cm" svg:y1="32.681cm" svg:x2="2cm" svg:y2="33.681cm">
          <text:p/>
        </draw:line>
        <draw:custom-shape draw:style-name="gr4" draw:text-style-name="P1" draw:layer="layout" svg:width="0.75cm" svg:height="2.5cm" draw:transform="rotate (-1.5707963267949) translate (6.75cm 33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4.25cm 33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1" draw:layer="layout" svg:width="0.75cm" svg:height="2.5cm" draw:transform="rotate (-1.5707963267949) translate (9.25cm 33.6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7" draw:text-style-name="P4" draw:layer="layout" svg:width="2cm" svg:height="0.887cm" svg:x="0cm" svg:y="32.75cm">
          <draw:text-box>
            <text:p text:style-name="P3"><text:span text:style-name="T1">Receiver B deltas</text:span></text:p>
          </draw:text-box>
        </draw:frame>
        <draw:frame draw:style-name="gr5" draw:text-style-name="P4" draw:layer="layout" svg:width="2.5cm" svg:height="0.569cm" svg:x="1.75cm" svg:y="34.431cm">
          <draw:text-box>
            <text:p text:style-name="P3"><text:span text:style-name="T1">Delta += 4</text:span></text:p>
          </draw:text-box>
        </draw:frame>
        <draw:frame draw:style-name="gr5" draw:text-style-name="P4" draw:layer="layout" svg:width="2.5cm" svg:height="0.569cm" svg:x="6.75cm" svg:y="34.431cm">
          <draw:text-box>
            <text:p text:style-name="P3"><text:span text:style-name="T1">Delta -= 4</text:span></text:p>
          </draw:text-box>
        </draw:frame>
        <draw:line draw:style-name="gr1" draw:text-style-name="P1" draw:layer="layout" svg:x1="5.501cm" svg:y1="31.75cm" svg:x2="5.502cm" svg:y2="32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Arial" style:font-size-asian="24pt" style:language-asian="zh" style:country-asian="CN" style:font-name-complex="Verdan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3T17:15:18.865977836</meta:creation-date>
    <dc:date>2020-11-24T11:58:18.039357862</dc:date>
    <meta:editing-duration>PT38M40S</meta:editing-duration>
    <meta:editing-cycles>10</meta:editing-cycles>
    <meta:generator>LibreOffice/7.0.3.1$Linux_X86_64 LibreOffice_project/00$Build-1</meta:generator>
    <meta:document-statistic meta:object-count="446"/>
  </office:meta>
</office:document-meta>
</file>